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WS-EC2" table:style-name="ta1"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office:value-type="float" office:value="504.913" calcext:value-type="float">
            <text:p>504,913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517.899" calcext:value-type="float">
            <text:p>517,899</text:p>
          </table:table-cell>
          <table:table-cell office:value-type="float" office:value="2.045" calcext:value-type="float">
            <text:p>2,045</text:p>
          </table:table-cell>
          <table:table-cell/>
          <table:table-cell office:value-type="float" office:value="700.594" calcext:value-type="float">
            <text:p>700,594</text:p>
          </table:table-cell>
          <table:table-cell office:value-type="float" office:value="219.966995" calcext:value-type="float">
            <text:p>219,966995</text:p>
          </table:table-cell>
          <table:table-cell table:number-columns-repeated="5"/>
          <table:table-cell table:formula="of:=['AWS-EC2'.N7]-['AWS-EC2'.$L7]" office:value-type="float" office:value="-0.00441884816753924" calcext:value-type="float">
            <text:p>-0,0044188482</text:p>
          </table:table-cell>
          <table:table-cell table:formula="of:=['AWS-EC2'.O7]-['AWS-EC2'.$L7]" office:value-type="float" office:value="0.0315811518324608" calcext:value-type="float">
            <text:p>0,0315811518</text:p>
          </table:table-cell>
        </table:table-row>
        <table:table-row table:style-name="ro1">
          <table:table-cell office:value-type="float" office:value="122.302" calcext:value-type="float">
            <text:p>122,302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119.377" calcext:value-type="float">
            <text:p>119,377</text:p>
          </table:table-cell>
          <table:table-cell office:value-type="float" office:value="1.95" calcext:value-type="float">
            <text:p>1,95</text:p>
          </table:table-cell>
          <table:table-cell/>
          <table:table-cell office:value-type="float" office:value="332.737" calcext:value-type="float">
            <text:p>332,737</text:p>
          </table:table-cell>
          <table:table-cell office:value-type="float" office:value="218.237" calcext:value-type="float">
            <text:p>218,237</text:p>
          </table:table-cell>
          <table:table-cell/>
          <table:table-cell office:value-type="string" calcext:value-type="string">
            <text:p>numElem</text:p>
          </table:table-cell>
          <table:table-cell office:value-type="string" calcext:value-type="string">
            <text:p>numerosa varianza</text:p>
          </table:table-cell>
          <table:table-cell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117.068" calcext:value-type="float">
            <text:p>117,068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123.637" calcext:value-type="float">
            <text:p>123,637</text:p>
          </table:table-cell>
          <table:table-cell office:value-type="float" office:value="1.945" calcext:value-type="float">
            <text:p>1,945</text:p>
          </table:table-cell>
          <table:table-cell/>
          <table:table-cell office:value-type="float" office:value="329.332" calcext:value-type="float">
            <text:p>329,332</text:p>
          </table:table-cell>
          <table:table-cell office:value-type="float" office:value="218.718002" calcext:value-type="float">
            <text:p>218,71800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table:formula="of:=AVERAGE(['AWS-EC2'.$B$6:.$B$196])" office:value-type="float" office:value="0.0224188481675392" calcext:value-type="float">
            <text:p>0,0224188482</text:p>
          </table:table-cell>
          <table:table-cell table:formula="of:=STDEV(['AWS-EC2'.$B$6:.$B$196])" office:value-type="float" office:value="0.00655281865692236" calcext:value-type="float">
            <text:p>0,0065528187</text:p>
          </table:table-cell>
          <table:table-cell table:formula="of:=MIN(['AWS-EC2'.$B$5:.$B$104])" office:value-type="float" office:value="0.018" calcext:value-type="float">
            <text:p>0,018</text:p>
          </table:table-cell>
          <table:table-cell table:formula="of:=MAX(['AWS-EC2'.$B$5:.$B$104])" office:value-type="float" office:value="0.054" calcext:value-type="float">
            <text:p>0,054</text:p>
          </table:table-cell>
        </table:table-row>
        <table:table-row table:style-name="ro1">
          <table:table-cell office:value-type="float" office:value="120.503" calcext:value-type="float">
            <text:p>120,503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118.423" calcext:value-type="float">
            <text:p>118,423</text:p>
          </table:table-cell>
          <table:table-cell office:value-type="float" office:value="1.975" calcext:value-type="float">
            <text:p>1,975</text:p>
          </table:table-cell>
          <table:table-cell/>
          <table:table-cell office:value-type="float" office:value="322.702" calcext:value-type="float">
            <text:p>322,702</text:p>
          </table:table-cell>
          <table:table-cell office:value-type="float" office:value="215.337997" calcext:value-type="float">
            <text:p>215,337997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000000" calcext:value-type="float">
            <text:p>1000000</text:p>
          </table:table-cell>
          <table:table-cell table:formula="of:=AVERAGE(['AWS-EC2'.$E$12:.$E$210])" office:value-type="float" office:value="1.97527461139897" calcext:value-type="float">
            <text:p>1,9752746114</text:p>
          </table:table-cell>
          <table:table-cell table:formula="of:=STDEV(['AWS-EC2'.$E$12:.$E$210])" office:value-type="float" office:value="0.0485633416698756" calcext:value-type="float">
            <text:p>0,0485633417</text:p>
          </table:table-cell>
          <table:table-cell table:formula="of:=MIN(['AWS-EC2'.$E$9:.$E$104])" office:value-type="float" office:value="1.864" calcext:value-type="float">
            <text:p>1,864</text:p>
          </table:table-cell>
          <table:table-cell table:formula="of:=MAX(['AWS-EC2'.$E$9:.$E$104])" office:value-type="float" office:value="2.09" calcext:value-type="float">
            <text:p>2,09</text:p>
          </table:table-cell>
        </table:table-row>
        <table:table-row table:style-name="ro1">
          <table:table-cell office:value-type="float" office:value="121.884" calcext:value-type="float">
            <text:p>121,884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153.503" calcext:value-type="float">
            <text:p>153,503</text:p>
          </table:table-cell>
          <table:table-cell office:value-type="float" office:value="1.943" calcext:value-type="float">
            <text:p>1,943</text:p>
          </table:table-cell>
          <table:table-cell/>
          <table:table-cell office:value-type="float" office:value="343.65" calcext:value-type="float">
            <text:p>343,65</text:p>
          </table:table-cell>
          <table:table-cell office:value-type="float" office:value="217.845993" calcext:value-type="float">
            <text:p>217,84599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0000" calcext:value-type="float">
            <text:p>10000000</text:p>
          </table:table-cell>
          <table:table-cell table:formula="of:=AVERAGE(['AWS-EC2'.$H$6:.$H$46])" office:value-type="float" office:value="217.916780073171" calcext:value-type="float">
            <text:p>217,9167800732</text:p>
          </table:table-cell>
          <table:table-cell table:formula="of:=STDEV(['AWS-EC2'.$H$6:.$H$46])" office:value-type="float" office:value="1.30908306640404" calcext:value-type="float">
            <text:p>1,3090830664</text:p>
          </table:table-cell>
          <table:table-cell table:formula="of:=MIN(['AWS-EC2'.$H$6:.$H$81])" office:value-type="float" office:value="214.285004" calcext:value-type="float">
            <text:p>214,285004</text:p>
          </table:table-cell>
          <table:table-cell table:formula="of:=MAX(['AWS-EC2'.$H$6:.$H$79])" office:value-type="float" office:value="221.119995" calcext:value-type="float">
            <text:p>221,119995</text:p>
          </table:table-cell>
        </table:table-row>
        <table:table-row table:style-name="ro1">
          <table:table-cell office:value-type="float" office:value="120.936" calcext:value-type="float">
            <text:p>120,936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119.059" calcext:value-type="float">
            <text:p>119,059</text:p>
          </table:table-cell>
          <table:table-cell office:value-type="float" office:value="1.963" calcext:value-type="float">
            <text:p>1,963</text:p>
          </table:table-cell>
          <table:table-cell/>
          <table:table-cell office:value-type="float" office:value="323.953" calcext:value-type="float">
            <text:p>323,953</text:p>
          </table:table-cell>
          <table:table-cell office:value-type="float" office:value="217.811996" calcext:value-type="float">
            <text:p>217,811996</text:p>
          </table:table-cell>
          <table:table-cell table:number-columns-repeated="7"/>
        </table:table-row>
        <table:table-row table:style-name="ro1">
          <table:table-cell office:value-type="float" office:value="116.998" calcext:value-type="float">
            <text:p>116,998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119.779" calcext:value-type="float">
            <text:p>119,779</text:p>
          </table:table-cell>
          <table:table-cell office:value-type="float" office:value="1.961" calcext:value-type="float">
            <text:p>1,961</text:p>
          </table:table-cell>
          <table:table-cell/>
          <table:table-cell office:value-type="float" office:value="338.285" calcext:value-type="float">
            <text:p>338,285</text:p>
          </table:table-cell>
          <table:table-cell office:value-type="float" office:value="218.018005" calcext:value-type="float">
            <text:p>218,018005</text:p>
          </table:table-cell>
          <table:table-cell table:number-columns-repeated="7"/>
        </table:table-row>
        <table:table-row table:style-name="ro1">
          <table:table-cell office:value-type="float" office:value="119.435" calcext:value-type="float">
            <text:p>119,435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119.142" calcext:value-type="float">
            <text:p>119,142</text:p>
          </table:table-cell>
          <table:table-cell office:value-type="float" office:value="1.932" calcext:value-type="float">
            <text:p>1,932</text:p>
          </table:table-cell>
          <table:table-cell/>
          <table:table-cell office:value-type="float" office:value="324.248" calcext:value-type="float">
            <text:p>324,248</text:p>
          </table:table-cell>
          <table:table-cell office:value-type="float" office:value="216.964996" calcext:value-type="float">
            <text:p>216,964996</text:p>
          </table:table-cell>
          <table:table-cell table:number-columns-repeated="7"/>
        </table:table-row>
        <table:table-row table:style-name="ro1">
          <table:table-cell office:value-type="float" office:value="116.928" calcext:value-type="float">
            <text:p>116,928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122.872" calcext:value-type="float">
            <text:p>122,872</text:p>
          </table:table-cell>
          <table:table-cell office:value-type="float" office:value="2.017" calcext:value-type="float">
            <text:p>2,017</text:p>
          </table:table-cell>
          <table:table-cell/>
          <table:table-cell office:value-type="float" office:value="324.009" calcext:value-type="float">
            <text:p>324,009</text:p>
          </table:table-cell>
          <table:table-cell office:value-type="float" office:value="215.548996" calcext:value-type="float">
            <text:p>215,548996</text:p>
          </table:table-cell>
          <table:table-cell table:number-columns-repeated="7"/>
        </table:table-row>
        <table:table-row table:style-name="ro1">
          <table:table-cell office:value-type="float" office:value="117.331" calcext:value-type="float">
            <text:p>117,331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119.757" calcext:value-type="float">
            <text:p>119,757</text:p>
          </table:table-cell>
          <table:table-cell office:value-type="float" office:value="1.987" calcext:value-type="float">
            <text:p>1,987</text:p>
          </table:table-cell>
          <table:table-cell/>
          <table:table-cell office:value-type="float" office:value="327.375" calcext:value-type="float">
            <text:p>327,375</text:p>
          </table:table-cell>
          <table:table-cell office:value-type="float" office:value="218.076996" calcext:value-type="float">
            <text:p>218,076996</text:p>
          </table:table-cell>
          <table:table-cell table:number-columns-repeated="7"/>
        </table:table-row>
        <table:table-row table:style-name="ro1">
          <table:table-cell office:value-type="float" office:value="119.443" calcext:value-type="float">
            <text:p>119,443</text:p>
          </table:table-cell>
          <table:table-cell office:value-type="float" office:value="0.036" calcext:value-type="float">
            <text:p>0,036</text:p>
          </table:table-cell>
          <table:table-cell/>
          <table:table-cell office:value-type="float" office:value="119.285" calcext:value-type="float">
            <text:p>119,285</text:p>
          </table:table-cell>
          <table:table-cell office:value-type="float" office:value="1.972" calcext:value-type="float">
            <text:p>1,972</text:p>
          </table:table-cell>
          <table:table-cell/>
          <table:table-cell office:value-type="float" office:value="324.871" calcext:value-type="float">
            <text:p>324,871</text:p>
          </table:table-cell>
          <table:table-cell office:value-type="float" office:value="218.811005" calcext:value-type="float">
            <text:p>218,811005</text:p>
          </table:table-cell>
          <table:table-cell table:number-columns-repeated="7"/>
        </table:table-row>
        <table:table-row table:style-name="ro1">
          <table:table-cell office:value-type="float" office:value="116.385" calcext:value-type="float">
            <text:p>116,385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121.564" calcext:value-type="float">
            <text:p>121,564</text:p>
          </table:table-cell>
          <table:table-cell office:value-type="float" office:value="1.968" calcext:value-type="float">
            <text:p>1,968</text:p>
          </table:table-cell>
          <table:table-cell/>
          <table:table-cell office:value-type="float" office:value="327.212" calcext:value-type="float">
            <text:p>327,212</text:p>
          </table:table-cell>
          <table:table-cell office:value-type="float" office:value="217.733994" calcext:value-type="float">
            <text:p>217,733994</text:p>
          </table:table-cell>
          <table:table-cell office:value-type="string" calcext:value-type="string">
            <text:p>←</text:p>
          </table:table-cell>
          <table:table-cell table:number-columns-repeated="6"/>
        </table:table-row>
        <table:table-row table:style-name="ro1">
          <table:table-cell office:value-type="float" office:value="117.315" calcext:value-type="float">
            <text:p>117,315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119.495" calcext:value-type="float">
            <text:p>119,495</text:p>
          </table:table-cell>
          <table:table-cell office:value-type="float" office:value="1.926" calcext:value-type="float">
            <text:p>1,926</text:p>
          </table:table-cell>
          <table:table-cell/>
          <table:table-cell office:value-type="float" office:value="330.752" calcext:value-type="float">
            <text:p>330,752</text:p>
          </table:table-cell>
          <table:table-cell office:value-type="float" office:value="216.587006" calcext:value-type="float">
            <text:p>216,587006</text:p>
          </table:table-cell>
          <table:table-cell table:number-columns-repeated="7"/>
        </table:table-row>
        <table:table-row table:style-name="ro1">
          <table:table-cell office:value-type="float" office:value="117.287" calcext:value-type="float">
            <text:p>117,287</text:p>
          </table:table-cell>
          <table:table-cell office:value-type="float" office:value="0.032" calcext:value-type="float">
            <text:p>0,032</text:p>
          </table:table-cell>
          <table:table-cell/>
          <table:table-cell office:value-type="float" office:value="119.047" calcext:value-type="float">
            <text:p>119,047</text:p>
          </table:table-cell>
          <table:table-cell office:value-type="float" office:value="2.035" calcext:value-type="float">
            <text:p>2,035</text:p>
          </table:table-cell>
          <table:table-cell/>
          <table:table-cell office:value-type="float" office:value="330.166" calcext:value-type="float">
            <text:p>330,166</text:p>
          </table:table-cell>
          <table:table-cell office:value-type="float" office:value="217.417007" calcext:value-type="float">
            <text:p>217,417007</text:p>
          </table:table-cell>
          <table:table-cell table:number-columns-repeated="7"/>
        </table:table-row>
        <table:table-row table:style-name="ro1">
          <table:table-cell office:value-type="float" office:value="117.062" calcext:value-type="float">
            <text:p>117,062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119.691" calcext:value-type="float">
            <text:p>119,691</text:p>
          </table:table-cell>
          <table:table-cell office:value-type="float" office:value="2.025" calcext:value-type="float">
            <text:p>2,025</text:p>
          </table:table-cell>
          <table:table-cell/>
          <table:table-cell office:value-type="float" office:value="368.682" calcext:value-type="float">
            <text:p>368,682</text:p>
          </table:table-cell>
          <table:table-cell office:value-type="float" office:value="217.524994" calcext:value-type="float">
            <text:p>217,524994</text:p>
          </table:table-cell>
          <table:table-cell table:number-columns-repeated="7"/>
        </table:table-row>
        <table:table-row table:style-name="ro1">
          <table:table-cell office:value-type="float" office:value="116.928" calcext:value-type="float">
            <text:p>116,928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121.612" calcext:value-type="float">
            <text:p>121,612</text:p>
          </table:table-cell>
          <table:table-cell office:value-type="float" office:value="2.044" calcext:value-type="float">
            <text:p>2,044</text:p>
          </table:table-cell>
          <table:table-cell/>
          <table:table-cell office:value-type="float" office:value="336.682" calcext:value-type="float">
            <text:p>336,682</text:p>
          </table:table-cell>
          <table:table-cell office:value-type="float" office:value="219.220993" calcext:value-type="float">
            <text:p>219,220993</text:p>
          </table:table-cell>
          <table:table-cell table:number-columns-repeated="7"/>
        </table:table-row>
        <table:table-row table:style-name="ro1">
          <table:table-cell office:value-type="float" office:value="125.678" calcext:value-type="float">
            <text:p>125,678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119.409" calcext:value-type="float">
            <text:p>119,409</text:p>
          </table:table-cell>
          <table:table-cell office:value-type="float" office:value="1.937" calcext:value-type="float">
            <text:p>1,937</text:p>
          </table:table-cell>
          <table:table-cell/>
          <table:table-cell office:value-type="float" office:value="348.686" calcext:value-type="float">
            <text:p>348,686</text:p>
          </table:table-cell>
          <table:table-cell office:value-type="float" office:value="219.065002" calcext:value-type="float">
            <text:p>219,065002</text:p>
          </table:table-cell>
          <table:table-cell table:number-columns-repeated="7"/>
        </table:table-row>
        <table:table-row table:style-name="ro1">
          <table:table-cell office:value-type="float" office:value="119.16" calcext:value-type="float">
            <text:p>119,16</text:p>
          </table:table-cell>
          <table:table-cell office:value-type="float" office:value="0.036" calcext:value-type="float">
            <text:p>0,036</text:p>
          </table:table-cell>
          <table:table-cell/>
          <table:table-cell office:value-type="float" office:value="118.936" calcext:value-type="float">
            <text:p>118,936</text:p>
          </table:table-cell>
          <table:table-cell office:value-type="float" office:value="1.974" calcext:value-type="float">
            <text:p>1,974</text:p>
          </table:table-cell>
          <table:table-cell/>
          <table:table-cell office:value-type="float" office:value="334.493" calcext:value-type="float">
            <text:p>334,493</text:p>
          </table:table-cell>
          <table:table-cell office:value-type="float" office:value="218.856003" calcext:value-type="float">
            <text:p>218,856003</text:p>
          </table:table-cell>
          <table:table-cell table:number-columns-repeated="7"/>
        </table:table-row>
        <table:table-row table:style-name="ro1">
          <table:table-cell office:value-type="float" office:value="116.358" calcext:value-type="float">
            <text:p>116,358</text:p>
          </table:table-cell>
          <table:table-cell office:value-type="float" office:value="0.042" calcext:value-type="float">
            <text:p>0,042</text:p>
          </table:table-cell>
          <table:table-cell/>
          <table:table-cell office:value-type="float" office:value="119.797" calcext:value-type="float">
            <text:p>119,797</text:p>
          </table:table-cell>
          <table:table-cell office:value-type="float" office:value="1.937" calcext:value-type="float">
            <text:p>1,937</text:p>
          </table:table-cell>
          <table:table-cell/>
          <table:table-cell office:value-type="float" office:value="356.013" calcext:value-type="float">
            <text:p>356,013</text:p>
          </table:table-cell>
          <table:table-cell office:value-type="float" office:value="218.057999" calcext:value-type="float">
            <text:p>218,057999</text:p>
          </table:table-cell>
          <table:table-cell table:number-columns-repeated="7"/>
        </table:table-row>
        <table:table-row table:style-name="ro1">
          <table:table-cell office:value-type="float" office:value="117.406" calcext:value-type="float">
            <text:p>117,406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119.359" calcext:value-type="float">
            <text:p>119,359</text:p>
          </table:table-cell>
          <table:table-cell office:value-type="float" office:value="1.946" calcext:value-type="float">
            <text:p>1,946</text:p>
          </table:table-cell>
          <table:table-cell/>
          <table:table-cell office:value-type="float" office:value="335.392" calcext:value-type="float">
            <text:p>335,392</text:p>
          </table:table-cell>
          <table:table-cell office:value-type="float" office:value="220.528" calcext:value-type="float">
            <text:p>220,528</text:p>
          </table:table-cell>
          <table:table-cell table:number-columns-repeated="7"/>
        </table:table-row>
        <table:table-row table:style-name="ro1">
          <table:table-cell office:value-type="float" office:value="119.655" calcext:value-type="float">
            <text:p>119,655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122.944" calcext:value-type="float">
            <text:p>122,944</text:p>
          </table:table-cell>
          <table:table-cell office:value-type="float" office:value="2.049" calcext:value-type="float">
            <text:p>2,049</text:p>
          </table:table-cell>
          <table:table-cell/>
          <table:table-cell office:value-type="float" office:value="337.088" calcext:value-type="float">
            <text:p>337,088</text:p>
          </table:table-cell>
          <table:table-cell office:value-type="float" office:value="217.962006" calcext:value-type="float">
            <text:p>217,962006</text:p>
          </table:table-cell>
          <table:table-cell table:number-columns-repeated="7"/>
        </table:table-row>
        <table:table-row table:style-name="ro1">
          <table:table-cell office:value-type="float" office:value="125.826" calcext:value-type="float">
            <text:p>125,826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121.143" calcext:value-type="float">
            <text:p>121,143</text:p>
          </table:table-cell>
          <table:table-cell office:value-type="float" office:value="1.888" calcext:value-type="float">
            <text:p>1,888</text:p>
          </table:table-cell>
          <table:table-cell/>
          <table:table-cell office:value-type="float" office:value="371.879" calcext:value-type="float">
            <text:p>371,879</text:p>
          </table:table-cell>
          <table:table-cell office:value-type="float" office:value="218.738998" calcext:value-type="float">
            <text:p>218,738998</text:p>
          </table:table-cell>
          <table:table-cell table:number-columns-repeated="7"/>
        </table:table-row>
        <table:table-row table:style-name="ro1">
          <table:table-cell office:value-type="float" office:value="119.522" calcext:value-type="float">
            <text:p>119,522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118.248" calcext:value-type="float">
            <text:p>118,248</text:p>
          </table:table-cell>
          <table:table-cell office:value-type="float" office:value="2.064" calcext:value-type="float">
            <text:p>2,064</text:p>
          </table:table-cell>
          <table:table-cell/>
          <table:table-cell office:value-type="float" office:value="343.762" calcext:value-type="float">
            <text:p>343,762</text:p>
          </table:table-cell>
          <table:table-cell office:value-type="float" office:value="219.031998" calcext:value-type="float">
            <text:p>219,031998</text:p>
          </table:table-cell>
          <table:table-cell table:number-columns-repeated="7"/>
        </table:table-row>
        <table:table-row table:style-name="ro1">
          <table:table-cell office:value-type="float" office:value="118.347" calcext:value-type="float">
            <text:p>118,347</text:p>
          </table:table-cell>
          <table:table-cell office:value-type="float" office:value="0.044" calcext:value-type="float">
            <text:p>0,044</text:p>
          </table:table-cell>
          <table:table-cell/>
          <table:table-cell office:value-type="float" office:value="122.319" calcext:value-type="float">
            <text:p>122,319</text:p>
          </table:table-cell>
          <table:table-cell office:value-type="float" office:value="1.971" calcext:value-type="float">
            <text:p>1,971</text:p>
          </table:table-cell>
          <table:table-cell/>
          <table:table-cell office:value-type="float" office:value="338.422" calcext:value-type="float">
            <text:p>338,422</text:p>
          </table:table-cell>
          <table:table-cell office:value-type="float" office:value="219.488007" calcext:value-type="float">
            <text:p>219,488007</text:p>
          </table:table-cell>
          <table:table-cell table:number-columns-repeated="7"/>
        </table:table-row>
        <table:table-row table:style-name="ro1">
          <table:table-cell office:value-type="float" office:value="116.834" calcext:value-type="float">
            <text:p>116,834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118.965" calcext:value-type="float">
            <text:p>118,965</text:p>
          </table:table-cell>
          <table:table-cell office:value-type="float" office:value="1.962" calcext:value-type="float">
            <text:p>1,962</text:p>
          </table:table-cell>
          <table:table-cell/>
          <table:table-cell office:value-type="float" office:value="346.925" calcext:value-type="float">
            <text:p>346,925</text:p>
          </table:table-cell>
          <table:table-cell office:value-type="float" office:value="214.843994" calcext:value-type="float">
            <text:p>214,843994</text:p>
          </table:table-cell>
          <table:table-cell table:number-columns-repeated="7"/>
        </table:table-row>
        <table:table-row table:style-name="ro1">
          <table:table-cell office:value-type="float" office:value="118.681" calcext:value-type="float">
            <text:p>118,681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124.416" calcext:value-type="float">
            <text:p>124,416</text:p>
          </table:table-cell>
          <table:table-cell office:value-type="float" office:value="2.048" calcext:value-type="float">
            <text:p>2,048</text:p>
          </table:table-cell>
          <table:table-cell/>
          <table:table-cell office:value-type="float" office:value="337.986" calcext:value-type="float">
            <text:p>337,986</text:p>
          </table:table-cell>
          <table:table-cell office:value-type="float" office:value="215.539993" calcext:value-type="float">
            <text:p>215,539993</text:p>
          </table:table-cell>
          <table:table-cell table:number-columns-repeated="7"/>
        </table:table-row>
        <table:table-row table:style-name="ro1">
          <table:table-cell office:value-type="float" office:value="116.729" calcext:value-type="float">
            <text:p>116,729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118.919" calcext:value-type="float">
            <text:p>118,919</text:p>
          </table:table-cell>
          <table:table-cell office:value-type="float" office:value="1.992" calcext:value-type="float">
            <text:p>1,992</text:p>
          </table:table-cell>
          <table:table-cell/>
          <table:table-cell office:value-type="float" office:value="332.654" calcext:value-type="float">
            <text:p>332,654</text:p>
          </table:table-cell>
          <table:table-cell office:value-type="float" office:value="218.738998" calcext:value-type="float">
            <text:p>218,738998</text:p>
          </table:table-cell>
          <table:table-cell table:number-columns-repeated="7"/>
        </table:table-row>
        <table:table-row table:style-name="ro1">
          <table:table-cell office:value-type="float" office:value="117.355" calcext:value-type="float">
            <text:p>117,355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124.768" calcext:value-type="float">
            <text:p>124,768</text:p>
          </table:table-cell>
          <table:table-cell office:value-type="float" office:value="1.935" calcext:value-type="float">
            <text:p>1,935</text:p>
          </table:table-cell>
          <table:table-cell/>
          <table:table-cell office:value-type="float" office:value="329.757" calcext:value-type="float">
            <text:p>329,757</text:p>
          </table:table-cell>
          <table:table-cell office:value-type="float" office:value="216.455994" calcext:value-type="float">
            <text:p>216,455994</text:p>
          </table:table-cell>
          <table:table-cell table:number-columns-repeated="7"/>
        </table:table-row>
        <table:table-row table:style-name="ro1">
          <table:table-cell office:value-type="float" office:value="121.965" calcext:value-type="float">
            <text:p>121,965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118.902" calcext:value-type="float">
            <text:p>118,902</text:p>
          </table:table-cell>
          <table:table-cell office:value-type="float" office:value="1.922" calcext:value-type="float">
            <text:p>1,922</text:p>
          </table:table-cell>
          <table:table-cell/>
          <table:table-cell office:value-type="float" office:value="336.413" calcext:value-type="float">
            <text:p>336,413</text:p>
          </table:table-cell>
          <table:table-cell office:value-type="float" office:value="217.837006" calcext:value-type="float">
            <text:p>217,837006</text:p>
          </table:table-cell>
          <table:table-cell table:number-columns-repeated="7"/>
        </table:table-row>
        <table:table-row table:style-name="ro1">
          <table:table-cell office:value-type="float" office:value="116.053" calcext:value-type="float">
            <text:p>116,053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121.003" calcext:value-type="float">
            <text:p>121,003</text:p>
          </table:table-cell>
          <table:table-cell office:value-type="float" office:value="1.964" calcext:value-type="float">
            <text:p>1,964</text:p>
          </table:table-cell>
          <table:table-cell/>
          <table:table-cell office:value-type="float" office:value="355.247" calcext:value-type="float">
            <text:p>355,247</text:p>
          </table:table-cell>
          <table:table-cell office:value-type="float" office:value="215.981995" calcext:value-type="float">
            <text:p>215,981995</text:p>
          </table:table-cell>
          <table:table-cell table:number-columns-repeated="7"/>
        </table:table-row>
        <table:table-row table:style-name="ro1">
          <table:table-cell office:value-type="float" office:value="116.241" calcext:value-type="float">
            <text:p>116,241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119.047" calcext:value-type="float">
            <text:p>119,047</text:p>
          </table:table-cell>
          <table:table-cell office:value-type="float" office:value="1.916" calcext:value-type="float">
            <text:p>1,916</text:p>
          </table:table-cell>
          <table:table-cell/>
          <table:table-cell office:value-type="float" office:value="388.677" calcext:value-type="float">
            <text:p>388,677</text:p>
          </table:table-cell>
          <table:table-cell office:value-type="float" office:value="218.779007" calcext:value-type="float">
            <text:p>218,779007</text:p>
          </table:table-cell>
          <table:table-cell table:number-columns-repeated="7"/>
        </table:table-row>
        <table:table-row table:style-name="ro1">
          <table:table-cell office:value-type="float" office:value="117.303" calcext:value-type="float">
            <text:p>117,303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119.143" calcext:value-type="float">
            <text:p>119,143</text:p>
          </table:table-cell>
          <table:table-cell office:value-type="float" office:value="1.999" calcext:value-type="float">
            <text:p>1,999</text:p>
          </table:table-cell>
          <table:table-cell/>
          <table:table-cell office:value-type="float" office:value="332.873" calcext:value-type="float">
            <text:p>332,873</text:p>
          </table:table-cell>
          <table:table-cell office:value-type="float" office:value="216.899002" calcext:value-type="float">
            <text:p>216,899002</text:p>
          </table:table-cell>
          <table:table-cell table:number-columns-repeated="7"/>
        </table:table-row>
        <table:table-row table:style-name="ro1">
          <table:table-cell office:value-type="float" office:value="120.135" calcext:value-type="float">
            <text:p>120,135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120.528" calcext:value-type="float">
            <text:p>120,528</text:p>
          </table:table-cell>
          <table:table-cell office:value-type="float" office:value="1.952" calcext:value-type="float">
            <text:p>1,952</text:p>
          </table:table-cell>
          <table:table-cell/>
          <table:table-cell office:value-type="float" office:value="355.511" calcext:value-type="float">
            <text:p>355,511</text:p>
          </table:table-cell>
          <table:table-cell office:value-type="float" office:value="220.567993" calcext:value-type="float">
            <text:p>220,567993</text:p>
          </table:table-cell>
          <table:table-cell table:number-columns-repeated="7"/>
        </table:table-row>
        <table:table-row table:style-name="ro1">
          <table:table-cell office:value-type="float" office:value="117.461" calcext:value-type="float">
            <text:p>117,461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118.921" calcext:value-type="float">
            <text:p>118,921</text:p>
          </table:table-cell>
          <table:table-cell office:value-type="float" office:value="1.975" calcext:value-type="float">
            <text:p>1,975</text:p>
          </table:table-cell>
          <table:table-cell/>
          <table:table-cell office:value-type="float" office:value="437.276" calcext:value-type="float">
            <text:p>437,276</text:p>
          </table:table-cell>
          <table:table-cell office:value-type="float" office:value="218.434006" calcext:value-type="float">
            <text:p>218,434006</text:p>
          </table:table-cell>
          <table:table-cell table:number-columns-repeated="7"/>
        </table:table-row>
        <table:table-row table:style-name="ro1">
          <table:table-cell office:value-type="float" office:value="117.17" calcext:value-type="float">
            <text:p>117,17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118.357" calcext:value-type="float">
            <text:p>118,357</text:p>
          </table:table-cell>
          <table:table-cell office:value-type="float" office:value="1.973" calcext:value-type="float">
            <text:p>1,973</text:p>
          </table:table-cell>
          <table:table-cell/>
          <table:table-cell office:value-type="float" office:value="430.445" calcext:value-type="float">
            <text:p>430,445</text:p>
          </table:table-cell>
          <table:table-cell office:value-type="float" office:value="218.324997" calcext:value-type="float">
            <text:p>218,324997</text:p>
          </table:table-cell>
          <table:table-cell table:number-columns-repeated="7"/>
        </table:table-row>
        <table:table-row table:style-name="ro1">
          <table:table-cell office:value-type="float" office:value="116.639" calcext:value-type="float">
            <text:p>116,639</text:p>
          </table:table-cell>
          <table:table-cell office:value-type="float" office:value="0.041" calcext:value-type="float">
            <text:p>0,041</text:p>
          </table:table-cell>
          <table:table-cell/>
          <table:table-cell office:value-type="float" office:value="124.343" calcext:value-type="float">
            <text:p>124,343</text:p>
          </table:table-cell>
          <table:table-cell office:value-type="float" office:value="1.984" calcext:value-type="float">
            <text:p>1,984</text:p>
          </table:table-cell>
          <table:table-cell/>
          <table:table-cell office:value-type="float" office:value="333.316" calcext:value-type="float">
            <text:p>333,316</text:p>
          </table:table-cell>
          <table:table-cell office:value-type="float" office:value="217.057999" calcext:value-type="float">
            <text:p>217,057999</text:p>
          </table:table-cell>
          <table:table-cell table:number-columns-repeated="7"/>
        </table:table-row>
        <table:table-row table:style-name="ro1">
          <table:table-cell office:value-type="float" office:value="120.21" calcext:value-type="float">
            <text:p>120,21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118.497" calcext:value-type="float">
            <text:p>118,497</text:p>
          </table:table-cell>
          <table:table-cell office:value-type="float" office:value="1.926" calcext:value-type="float">
            <text:p>1,926</text:p>
          </table:table-cell>
          <table:table-cell/>
          <table:table-cell office:value-type="float" office:value="348.532" calcext:value-type="float">
            <text:p>348,532</text:p>
          </table:table-cell>
          <table:table-cell office:value-type="float" office:value="217.421005" calcext:value-type="float">
            <text:p>217,421005</text:p>
          </table:table-cell>
          <table:table-cell table:number-columns-repeated="7"/>
        </table:table-row>
        <table:table-row table:style-name="ro1">
          <table:table-cell office:value-type="float" office:value="116.269" calcext:value-type="float">
            <text:p>116,269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118.254" calcext:value-type="float">
            <text:p>118,254</text:p>
          </table:table-cell>
          <table:table-cell office:value-type="float" office:value="1.989" calcext:value-type="float">
            <text:p>1,989</text:p>
          </table:table-cell>
          <table:table-cell/>
          <table:table-cell office:value-type="float" office:value="339.859" calcext:value-type="float">
            <text:p>339,859</text:p>
          </table:table-cell>
          <table:table-cell office:value-type="float" office:value="217.957001" calcext:value-type="float">
            <text:p>217,957001</text:p>
          </table:table-cell>
          <table:table-cell table:number-columns-repeated="7"/>
        </table:table-row>
        <table:table-row table:style-name="ro1">
          <table:table-cell office:value-type="float" office:value="116.564" calcext:value-type="float">
            <text:p>116,564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118.395" calcext:value-type="float">
            <text:p>118,395</text:p>
          </table:table-cell>
          <table:table-cell office:value-type="float" office:value="1.911" calcext:value-type="float">
            <text:p>1,911</text:p>
          </table:table-cell>
          <table:table-cell/>
          <table:table-cell office:value-type="float" office:value="351.398" calcext:value-type="float">
            <text:p>351,398</text:p>
          </table:table-cell>
          <table:table-cell office:value-type="float" office:value="219.145004" calcext:value-type="float">
            <text:p>219,145004</text:p>
          </table:table-cell>
          <table:table-cell table:number-columns-repeated="7"/>
        </table:table-row>
        <table:table-row table:style-name="ro1">
          <table:table-cell office:value-type="float" office:value="116.139" calcext:value-type="float">
            <text:p>116,139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119.251" calcext:value-type="float">
            <text:p>119,251</text:p>
          </table:table-cell>
          <table:table-cell office:value-type="float" office:value="2.027" calcext:value-type="float">
            <text:p>2,027</text:p>
          </table:table-cell>
          <table:table-cell/>
          <table:table-cell office:value-type="float" office:value="345.415" calcext:value-type="float">
            <text:p>345,415</text:p>
          </table:table-cell>
          <table:table-cell office:value-type="float" office:value="217.410004" calcext:value-type="float">
            <text:p>217,410004</text:p>
          </table:table-cell>
          <table:table-cell table:number-columns-repeated="7"/>
        </table:table-row>
        <table:table-row table:style-name="ro1">
          <table:table-cell office:value-type="float" office:value="116.753" calcext:value-type="float">
            <text:p>116,753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123.121" calcext:value-type="float">
            <text:p>123,121</text:p>
          </table:table-cell>
          <table:table-cell office:value-type="float" office:value="1.948" calcext:value-type="float">
            <text:p>1,948</text:p>
          </table:table-cell>
          <table:table-cell/>
          <table:table-cell office:value-type="float" office:value="356.758" calcext:value-type="float">
            <text:p>356,758</text:p>
          </table:table-cell>
          <table:table-cell office:value-type="float" office:value="219.589996" calcext:value-type="float">
            <text:p>219,589996</text:p>
          </table:table-cell>
          <table:table-cell table:number-columns-repeated="7"/>
        </table:table-row>
        <table:table-row table:style-name="ro1">
          <table:table-cell office:value-type="float" office:value="125.657" calcext:value-type="float">
            <text:p>125,657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118.51" calcext:value-type="float">
            <text:p>118,51</text:p>
          </table:table-cell>
          <table:table-cell office:value-type="float" office:value="1.98" calcext:value-type="float">
            <text:p>1,98</text:p>
          </table:table-cell>
          <table:table-cell/>
          <table:table-cell office:value-type="float" office:value="355.307" calcext:value-type="float">
            <text:p>355,307</text:p>
          </table:table-cell>
          <table:table-cell office:value-type="float" office:value="218.020996" calcext:value-type="float">
            <text:p>218,020996</text:p>
          </table:table-cell>
          <table:table-cell table:number-columns-repeated="7"/>
        </table:table-row>
        <table:table-row table:style-name="ro1">
          <table:table-cell office:value-type="float" office:value="118.641" calcext:value-type="float">
            <text:p>118,641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118.528" calcext:value-type="float">
            <text:p>118,528</text:p>
          </table:table-cell>
          <table:table-cell office:value-type="float" office:value="2.09" calcext:value-type="float">
            <text:p>2,09</text:p>
          </table:table-cell>
          <table:table-cell/>
          <table:table-cell office:value-type="float" office:value="418.851" calcext:value-type="float">
            <text:p>418,851</text:p>
          </table:table-cell>
          <table:table-cell office:value-type="float" office:value="221.119995" calcext:value-type="float">
            <text:p>221,119995</text:p>
          </table:table-cell>
          <table:table-cell table:number-columns-repeated="7"/>
        </table:table-row>
        <table:table-row table:style-name="ro1">
          <table:table-cell office:value-type="float" office:value="117.028" calcext:value-type="float">
            <text:p>117,028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120.212" calcext:value-type="float">
            <text:p>120,212</text:p>
          </table:table-cell>
          <table:table-cell office:value-type="float" office:value="1.864" calcext:value-type="float">
            <text:p>1,864</text:p>
          </table:table-cell>
          <table:table-cell/>
          <table:table-cell office:value-type="float" office:value="335.904" calcext:value-type="float">
            <text:p>335,904</text:p>
          </table:table-cell>
          <table:table-cell office:value-type="float" office:value="217.341003" calcext:value-type="float">
            <text:p>217,341003</text:p>
          </table:table-cell>
          <table:table-cell table:number-columns-repeated="7"/>
        </table:table-row>
        <table:table-row table:style-name="ro1">
          <table:table-cell office:value-type="float" office:value="118.461" calcext:value-type="float">
            <text:p>118,461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118.433" calcext:value-type="float">
            <text:p>118,433</text:p>
          </table:table-cell>
          <table:table-cell office:value-type="float" office:value="2.084" calcext:value-type="float">
            <text:p>2,084</text:p>
          </table:table-cell>
          <table:table-cell/>
          <table:table-cell office:value-type="float" office:value="345.207" calcext:value-type="float">
            <text:p>345,207</text:p>
          </table:table-cell>
          <table:table-cell office:value-type="float" office:value="218.440994" calcext:value-type="float">
            <text:p>218,440994</text:p>
          </table:table-cell>
          <table:table-cell table:number-columns-repeated="7"/>
        </table:table-row>
        <table:table-row table:style-name="ro1">
          <table:table-cell office:value-type="float" office:value="119.273" calcext:value-type="float">
            <text:p>119,273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118.343" calcext:value-type="float">
            <text:p>118,343</text:p>
          </table:table-cell>
          <table:table-cell office:value-type="float" office:value="1.966" calcext:value-type="float">
            <text:p>1,966</text:p>
          </table:table-cell>
          <table:table-cell/>
          <table:table-cell office:value-type="float" office:value="331.162" calcext:value-type="float">
            <text:p>331,162</text:p>
          </table:table-cell>
          <table:table-cell office:value-type="float" office:value="216.242004" calcext:value-type="float">
            <text:p>216,242004</text:p>
          </table:table-cell>
          <table:table-cell table:number-columns-repeated="7"/>
        </table:table-row>
        <table:table-row table:style-name="ro1">
          <table:table-cell office:value-type="float" office:value="116.452" calcext:value-type="float">
            <text:p>116,452</text:p>
          </table:table-cell>
          <table:table-cell office:value-type="float" office:value="0.032" calcext:value-type="float">
            <text:p>0,032</text:p>
          </table:table-cell>
          <table:table-cell/>
          <table:table-cell office:value-type="float" office:value="123.173" calcext:value-type="float">
            <text:p>123,173</text:p>
          </table:table-cell>
          <table:table-cell office:value-type="float" office:value="1.95" calcext:value-type="float">
            <text:p>1,95</text:p>
          </table:table-cell>
          <table:table-cell/>
          <table:table-cell office:value-type="float" office:value="409.569" calcext:value-type="float">
            <text:p>409,569</text:p>
          </table:table-cell>
          <table:table-cell office:value-type="float" office:value="219.287994" calcext:value-type="float">
            <text:p>219,287994</text:p>
          </table:table-cell>
          <table:table-cell table:number-columns-repeated="7"/>
        </table:table-row>
        <table:table-row table:style-name="ro1">
          <table:table-cell office:value-type="float" office:value="118.558" calcext:value-type="float">
            <text:p>118,558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122.28" calcext:value-type="float">
            <text:p>122,28</text:p>
          </table:table-cell>
          <table:table-cell office:value-type="float" office:value="1.951" calcext:value-type="float">
            <text:p>1,951</text:p>
          </table:table-cell>
          <table:table-cell/>
          <table:table-cell office:value-type="float" office:value="337.87" calcext:value-type="float">
            <text:p>337,87</text:p>
          </table:table-cell>
          <table:table-cell office:value-type="float" office:value="218.934998" calcext:value-type="float">
            <text:p>218,934998</text:p>
          </table:table-cell>
          <table:table-cell table:number-columns-repeated="7"/>
        </table:table-row>
        <table:table-row table:style-name="ro1">
          <table:table-cell office:value-type="float" office:value="124.303" calcext:value-type="float">
            <text:p>124,303</text:p>
          </table:table-cell>
          <table:table-cell office:value-type="float" office:value="0.033" calcext:value-type="float">
            <text:p>0,033</text:p>
          </table:table-cell>
          <table:table-cell/>
          <table:table-cell office:value-type="float" office:value="118.412" calcext:value-type="float">
            <text:p>118,412</text:p>
          </table:table-cell>
          <table:table-cell office:value-type="float" office:value="2.08" calcext:value-type="float">
            <text:p>2,08</text:p>
          </table:table-cell>
          <table:table-cell/>
          <table:table-cell office:value-type="float" office:value="350.489" calcext:value-type="float">
            <text:p>350,489</text:p>
          </table:table-cell>
          <table:table-cell office:value-type="float" office:value="215.602997" calcext:value-type="float">
            <text:p>215,602997</text:p>
          </table:table-cell>
          <table:table-cell table:number-columns-repeated="7"/>
        </table:table-row>
        <table:table-row table:style-name="ro1">
          <table:table-cell office:value-type="float" office:value="123.807" calcext:value-type="float">
            <text:p>123,807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119.208" calcext:value-type="float">
            <text:p>119,208</text:p>
          </table:table-cell>
          <table:table-cell office:value-type="float" office:value="1.926" calcext:value-type="float">
            <text:p>1,926</text:p>
          </table:table-cell>
          <table:table-cell/>
          <table:table-cell office:value-type="float" office:value="338.664" calcext:value-type="float">
            <text:p>338,664</text:p>
          </table:table-cell>
          <table:table-cell office:value-type="float" office:value="214.285004" calcext:value-type="float">
            <text:p>214,285004</text:p>
          </table:table-cell>
          <table:table-cell table:number-columns-repeated="7"/>
        </table:table-row>
        <table:table-row table:style-name="ro1">
          <table:table-cell office:value-type="float" office:value="116.315" calcext:value-type="float">
            <text:p>116,315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118.273" calcext:value-type="float">
            <text:p>118,273</text:p>
          </table:table-cell>
          <table:table-cell office:value-type="float" office:value="1.946" calcext:value-type="float">
            <text:p>1,946</text:p>
          </table:table-cell>
          <table:table-cell/>
          <table:table-cell office:value-type="float" office:value="348.267" calcext:value-type="float">
            <text:p>348,267</text:p>
          </table:table-cell>
          <table:table-cell office:value-type="float" office:value="217.985992" calcext:value-type="float">
            <text:p>217,985992</text:p>
          </table:table-cell>
          <table:table-cell table:number-columns-repeated="7"/>
        </table:table-row>
        <table:table-row table:style-name="ro1">
          <table:table-cell office:value-type="float" office:value="117.179" calcext:value-type="float">
            <text:p>117,179</text:p>
          </table:table-cell>
          <table:table-cell office:value-type="float" office:value="0.041" calcext:value-type="float">
            <text:p>0,041</text:p>
          </table:table-cell>
          <table:table-cell/>
          <table:table-cell office:value-type="float" office:value="123.565" calcext:value-type="float">
            <text:p>123,565</text:p>
          </table:table-cell>
          <table:table-cell office:value-type="float" office:value="1.961" calcext:value-type="float">
            <text:p>1,961</text:p>
          </table:table-cell>
          <table:table-cell/>
          <table:table-cell office:value-type="float" office:value="360.185" calcext:value-type="float">
            <text:p>360,185</text:p>
          </table:table-cell>
          <table:table-cell office:value-type="float" office:value="216.542999" calcext:value-type="float">
            <text:p>216,542999</text:p>
          </table:table-cell>
          <table:table-cell table:number-columns-repeated="7"/>
        </table:table-row>
        <table:table-row table:style-name="ro1">
          <table:table-cell office:value-type="float" office:value="117.016" calcext:value-type="float">
            <text:p>117,016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119.167" calcext:value-type="float">
            <text:p>119,167</text:p>
          </table:table-cell>
          <table:table-cell office:value-type="float" office:value="1.903" calcext:value-type="float">
            <text:p>1,903</text:p>
          </table:table-cell>
          <table:table-cell/>
          <table:table-cell office:value-type="float" office:value="347.909" calcext:value-type="float">
            <text:p>347,909</text:p>
          </table:table-cell>
          <table:table-cell office:value-type="float" office:value="219.643005" calcext:value-type="float">
            <text:p>219,643005</text:p>
          </table:table-cell>
          <table:table-cell table:number-columns-repeated="7"/>
        </table:table-row>
        <table:table-row table:style-name="ro1">
          <table:table-cell office:value-type="float" office:value="116.576" calcext:value-type="float">
            <text:p>116,576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118.549" calcext:value-type="float">
            <text:p>118,549</text:p>
          </table:table-cell>
          <table:table-cell office:value-type="float" office:value="2.048" calcext:value-type="float">
            <text:p>2,048</text:p>
          </table:table-cell>
          <table:table-cell/>
          <table:table-cell office:value-type="float" office:value="371.797" calcext:value-type="float">
            <text:p>371,797</text:p>
          </table:table-cell>
          <table:table-cell office:value-type="float" office:value="217.136002" calcext:value-type="float">
            <text:p>217,136002</text:p>
          </table:table-cell>
          <table:table-cell table:number-columns-repeated="7"/>
        </table:table-row>
        <table:table-row table:style-name="ro1">
          <table:table-cell office:value-type="float" office:value="116.289" calcext:value-type="float">
            <text:p>116,289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119.196" calcext:value-type="float">
            <text:p>119,196</text:p>
          </table:table-cell>
          <table:table-cell office:value-type="float" office:value="2.043" calcext:value-type="float">
            <text:p>2,043</text:p>
          </table:table-cell>
          <table:table-cell/>
          <table:table-cell office:value-type="float" office:value="357.23" calcext:value-type="float">
            <text:p>357,23</text:p>
          </table:table-cell>
          <table:table-cell office:value-type="float" office:value="218.156998" calcext:value-type="float">
            <text:p>218,156998</text:p>
          </table:table-cell>
          <table:table-cell table:number-columns-repeated="7"/>
        </table:table-row>
        <table:table-row table:style-name="ro1">
          <table:table-cell office:value-type="float" office:value="117.971" calcext:value-type="float">
            <text:p>117,971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120.417" calcext:value-type="float">
            <text:p>120,417</text:p>
          </table:table-cell>
          <table:table-cell office:value-type="float" office:value="1.952" calcext:value-type="float">
            <text:p>1,952</text:p>
          </table:table-cell>
          <table:table-cell/>
          <table:table-cell office:value-type="float" office:value="380.869" calcext:value-type="float">
            <text:p>380,869</text:p>
          </table:table-cell>
          <table:table-cell office:value-type="float" office:value="218.845993" calcext:value-type="float">
            <text:p>218,845993</text:p>
          </table:table-cell>
          <table:table-cell table:number-columns-repeated="7"/>
        </table:table-row>
        <table:table-row table:style-name="ro1">
          <table:table-cell office:value-type="float" office:value="117.341" calcext:value-type="float">
            <text:p>117,341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118.983" calcext:value-type="float">
            <text:p>118,983</text:p>
          </table:table-cell>
          <table:table-cell office:value-type="float" office:value="2.033" calcext:value-type="float">
            <text:p>2,033</text:p>
          </table:table-cell>
          <table:table-cell/>
          <table:table-cell office:value-type="float" office:value="359.976" calcext:value-type="float">
            <text:p>359,976</text:p>
          </table:table-cell>
          <table:table-cell office:value-type="float" office:value="218.714005" calcext:value-type="float">
            <text:p>218,714005</text:p>
          </table:table-cell>
          <table:table-cell table:number-columns-repeated="7"/>
        </table:table-row>
        <table:table-row table:style-name="ro1">
          <table:table-cell office:value-type="float" office:value="117.037" calcext:value-type="float">
            <text:p>117,037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119.144" calcext:value-type="float">
            <text:p>119,144</text:p>
          </table:table-cell>
          <table:table-cell office:value-type="float" office:value="2.021" calcext:value-type="float">
            <text:p>2,021</text:p>
          </table:table-cell>
          <table:table-cell/>
          <table:table-cell office:value-type="float" office:value="439.475" calcext:value-type="float">
            <text:p>439,475</text:p>
          </table:table-cell>
          <table:table-cell office:value-type="float" office:value="215.854004" calcext:value-type="float">
            <text:p>215,854004</text:p>
          </table:table-cell>
          <table:table-cell table:number-columns-repeated="7"/>
        </table:table-row>
        <table:table-row table:style-name="ro1">
          <table:table-cell office:value-type="float" office:value="119.519" calcext:value-type="float">
            <text:p>119,519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119.292" calcext:value-type="float">
            <text:p>119,292</text:p>
          </table:table-cell>
          <table:table-cell office:value-type="float" office:value="1.972" calcext:value-type="float">
            <text:p>1,972</text:p>
          </table:table-cell>
          <table:table-cell/>
          <table:table-cell office:value-type="float" office:value="335.848" calcext:value-type="float">
            <text:p>335,848</text:p>
          </table:table-cell>
          <table:table-cell office:value-type="float" office:value="216.632996" calcext:value-type="float">
            <text:p>216,632996</text:p>
          </table:table-cell>
          <table:table-cell table:number-columns-repeated="7"/>
        </table:table-row>
        <table:table-row table:style-name="ro1">
          <table:table-cell office:value-type="float" office:value="117.815" calcext:value-type="float">
            <text:p>117,815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119.293" calcext:value-type="float">
            <text:p>119,293</text:p>
          </table:table-cell>
          <table:table-cell office:value-type="float" office:value="2.01" calcext:value-type="float">
            <text:p>2,01</text:p>
          </table:table-cell>
          <table:table-cell/>
          <table:table-cell office:value-type="float" office:value="333.872" calcext:value-type="float">
            <text:p>333,872</text:p>
          </table:table-cell>
          <table:table-cell office:value-type="float" office:value="219.488007" calcext:value-type="float">
            <text:p>219,488007</text:p>
          </table:table-cell>
          <table:table-cell table:number-columns-repeated="7"/>
        </table:table-row>
        <table:table-row table:style-name="ro1">
          <table:table-cell office:value-type="float" office:value="120.247" calcext:value-type="float">
            <text:p>120,247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119.251" calcext:value-type="float">
            <text:p>119,251</text:p>
          </table:table-cell>
          <table:table-cell office:value-type="float" office:value="1.962" calcext:value-type="float">
            <text:p>1,962</text:p>
          </table:table-cell>
          <table:table-cell/>
          <table:table-cell office:value-type="float" office:value="345.478" calcext:value-type="float">
            <text:p>345,478</text:p>
          </table:table-cell>
          <table:table-cell office:value-type="float" office:value="219.201996" calcext:value-type="float">
            <text:p>219,201996</text:p>
          </table:table-cell>
          <table:table-cell table:number-columns-repeated="7"/>
        </table:table-row>
        <table:table-row table:style-name="ro1">
          <table:table-cell office:value-type="float" office:value="117.961" calcext:value-type="float">
            <text:p>117,961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125.034" calcext:value-type="float">
            <text:p>125,034</text:p>
          </table:table-cell>
          <table:table-cell office:value-type="float" office:value="1.991" calcext:value-type="float">
            <text:p>1,991</text:p>
          </table:table-cell>
          <table:table-cell/>
          <table:table-cell office:value-type="float" office:value="344.144" calcext:value-type="float">
            <text:p>344,144</text:p>
          </table:table-cell>
          <table:table-cell office:value-type="float" office:value="218.770004" calcext:value-type="float">
            <text:p>218,770004</text:p>
          </table:table-cell>
          <table:table-cell table:number-columns-repeated="7"/>
        </table:table-row>
        <table:table-row table:style-name="ro1">
          <table:table-cell office:value-type="float" office:value="118.767" calcext:value-type="float">
            <text:p>118,767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118.752" calcext:value-type="float">
            <text:p>118,752</text:p>
          </table:table-cell>
          <table:table-cell office:value-type="float" office:value="1.928" calcext:value-type="float">
            <text:p>1,928</text:p>
          </table:table-cell>
          <table:table-cell/>
          <table:table-cell office:value-type="float" office:value="340.811" calcext:value-type="float">
            <text:p>340,811</text:p>
          </table:table-cell>
          <table:table-cell office:value-type="float" office:value="218.931" calcext:value-type="float">
            <text:p>218,931</text:p>
          </table:table-cell>
          <table:table-cell table:number-columns-repeated="7"/>
        </table:table-row>
        <table:table-row table:style-name="ro1">
          <table:table-cell office:value-type="float" office:value="118.315" calcext:value-type="float">
            <text:p>118,315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118.85" calcext:value-type="float">
            <text:p>118,85</text:p>
          </table:table-cell>
          <table:table-cell office:value-type="float" office:value="1.927" calcext:value-type="float">
            <text:p>1,927</text:p>
          </table:table-cell>
          <table:table-cell/>
          <table:table-cell office:value-type="float" office:value="342.289" calcext:value-type="float">
            <text:p>342,289</text:p>
          </table:table-cell>
          <table:table-cell office:value-type="float" office:value="220.809998" calcext:value-type="float">
            <text:p>220,809998</text:p>
          </table:table-cell>
          <table:table-cell table:number-columns-repeated="7"/>
        </table:table-row>
        <table:table-row table:style-name="ro1">
          <table:table-cell office:value-type="float" office:value="116.579" calcext:value-type="float">
            <text:p>116,579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124.001" calcext:value-type="float">
            <text:p>124,001</text:p>
          </table:table-cell>
          <table:table-cell office:value-type="float" office:value="2.005" calcext:value-type="float">
            <text:p>2,005</text:p>
          </table:table-cell>
          <table:table-cell/>
          <table:table-cell office:value-type="float" office:value="362.423" calcext:value-type="float">
            <text:p>362,423</text:p>
          </table:table-cell>
          <table:table-cell office:value-type="float" office:value="217.511002" calcext:value-type="float">
            <text:p>217,511002</text:p>
          </table:table-cell>
          <table:table-cell table:number-columns-repeated="7"/>
        </table:table-row>
        <table:table-row table:style-name="ro1">
          <table:table-cell office:value-type="float" office:value="131.893" calcext:value-type="float">
            <text:p>131,893</text:p>
          </table:table-cell>
          <table:table-cell office:value-type="float" office:value="0.034" calcext:value-type="float">
            <text:p>0,034</text:p>
          </table:table-cell>
          <table:table-cell/>
          <table:table-cell office:value-type="float" office:value="120.156" calcext:value-type="float">
            <text:p>120,156</text:p>
          </table:table-cell>
          <table:table-cell office:value-type="float" office:value="1.996" calcext:value-type="float">
            <text:p>1,996</text:p>
          </table:table-cell>
          <table:table-cell/>
          <table:table-cell office:value-type="float" office:value="376.092" calcext:value-type="float">
            <text:p>376,092</text:p>
          </table:table-cell>
          <table:table-cell office:value-type="float" office:value="218.102005" calcext:value-type="float">
            <text:p>218,102005</text:p>
          </table:table-cell>
          <table:table-cell table:number-columns-repeated="7"/>
        </table:table-row>
        <table:table-row table:style-name="ro1">
          <table:table-cell office:value-type="float" office:value="117.971" calcext:value-type="float">
            <text:p>117,971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118.464" calcext:value-type="float">
            <text:p>118,464</text:p>
          </table:table-cell>
          <table:table-cell office:value-type="float" office:value="2.023" calcext:value-type="float">
            <text:p>2,023</text:p>
          </table:table-cell>
          <table:table-cell/>
          <table:table-cell office:value-type="float" office:value="344.121" calcext:value-type="float">
            <text:p>344,121</text:p>
          </table:table-cell>
          <table:table-cell office:value-type="float" office:value="217.143005" calcext:value-type="float">
            <text:p>217,143005</text:p>
          </table:table-cell>
          <table:table-cell table:number-columns-repeated="7"/>
        </table:table-row>
        <table:table-row table:style-name="ro1">
          <table:table-cell office:value-type="float" office:value="120.58" calcext:value-type="float">
            <text:p>120,58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119.019" calcext:value-type="float">
            <text:p>119,019</text:p>
          </table:table-cell>
          <table:table-cell office:value-type="float" office:value="1.938" calcext:value-type="float">
            <text:p>1,938</text:p>
          </table:table-cell>
          <table:table-cell/>
          <table:table-cell office:value-type="float" office:value="343.901" calcext:value-type="float">
            <text:p>343,901</text:p>
          </table:table-cell>
          <table:table-cell office:value-type="float" office:value="215.393997" calcext:value-type="float">
            <text:p>215,393997</text:p>
          </table:table-cell>
          <table:table-cell table:number-columns-repeated="7"/>
        </table:table-row>
        <table:table-row table:style-name="ro1">
          <table:table-cell office:value-type="float" office:value="123.104" calcext:value-type="float">
            <text:p>123,104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118.929" calcext:value-type="float">
            <text:p>118,929</text:p>
          </table:table-cell>
          <table:table-cell office:value-type="float" office:value="1.888" calcext:value-type="float">
            <text:p>1,888</text:p>
          </table:table-cell>
          <table:table-cell/>
          <table:table-cell office:value-type="float" office:value="326.395" calcext:value-type="float">
            <text:p>326,395</text:p>
          </table:table-cell>
          <table:table-cell office:value-type="float" office:value="217.824005" calcext:value-type="float">
            <text:p>217,824005</text:p>
          </table:table-cell>
          <table:table-cell table:number-columns-repeated="7"/>
        </table:table-row>
        <table:table-row table:style-name="ro1">
          <table:table-cell office:value-type="float" office:value="121.672" calcext:value-type="float">
            <text:p>121,672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120.339" calcext:value-type="float">
            <text:p>120,339</text:p>
          </table:table-cell>
          <table:table-cell office:value-type="float" office:value="1.917" calcext:value-type="float">
            <text:p>1,917</text:p>
          </table:table-cell>
          <table:table-cell/>
          <table:table-cell office:value-type="float" office:value="323.826" calcext:value-type="float">
            <text:p>323,826</text:p>
          </table:table-cell>
          <table:table-cell office:value-type="float" office:value="217.248001" calcext:value-type="float">
            <text:p>217,248001</text:p>
          </table:table-cell>
          <table:table-cell table:number-columns-repeated="7"/>
        </table:table-row>
        <table:table-row table:style-name="ro1">
          <table:table-cell office:value-type="float" office:value="118.972" calcext:value-type="float">
            <text:p>118,972</text:p>
          </table:table-cell>
          <table:table-cell office:value-type="float" office:value="0.031" calcext:value-type="float">
            <text:p>0,031</text:p>
          </table:table-cell>
          <table:table-cell/>
          <table:table-cell office:value-type="float" office:value="118.476" calcext:value-type="float">
            <text:p>118,476</text:p>
          </table:table-cell>
          <table:table-cell office:value-type="float" office:value="1.996" calcext:value-type="float">
            <text:p>1,996</text:p>
          </table:table-cell>
          <table:table-cell/>
          <table:table-cell office:value-type="float" office:value="323.3" calcext:value-type="float">
            <text:p>323,3</text:p>
          </table:table-cell>
          <table:table-cell office:value-type="float" office:value="217.188004" calcext:value-type="float">
            <text:p>217,188004</text:p>
          </table:table-cell>
          <table:table-cell table:number-columns-repeated="7"/>
        </table:table-row>
        <table:table-row table:style-name="ro1">
          <table:table-cell office:value-type="float" office:value="127.088" calcext:value-type="float">
            <text:p>127,088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118.986" calcext:value-type="float">
            <text:p>118,986</text:p>
          </table:table-cell>
          <table:table-cell office:value-type="float" office:value="1.961" calcext:value-type="float">
            <text:p>1,961</text:p>
          </table:table-cell>
          <table:table-cell/>
          <table:table-cell office:value-type="float" office:value="324.417" calcext:value-type="float">
            <text:p>324,417</text:p>
          </table:table-cell>
          <table:table-cell office:value-type="float" office:value="218.554001" calcext:value-type="float">
            <text:p>218,554001</text:p>
          </table:table-cell>
          <table:table-cell table:number-columns-repeated="7"/>
        </table:table-row>
        <table:table-row table:style-name="ro1">
          <table:table-cell office:value-type="float" office:value="121.249" calcext:value-type="float">
            <text:p>121,249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118.611" calcext:value-type="float">
            <text:p>118,611</text:p>
          </table:table-cell>
          <table:table-cell office:value-type="float" office:value="2.006" calcext:value-type="float">
            <text:p>2,006</text:p>
          </table:table-cell>
          <table:table-cell/>
          <table:table-cell office:value-type="float" office:value="324.211" calcext:value-type="float">
            <text:p>324,211</text:p>
          </table:table-cell>
          <table:table-cell office:value-type="float" office:value="217.789993" calcext:value-type="float">
            <text:p>217,789993</text:p>
          </table:table-cell>
          <table:table-cell table:number-columns-repeated="7"/>
        </table:table-row>
        <table:table-row table:style-name="ro1">
          <table:table-cell office:value-type="float" office:value="116.991" calcext:value-type="float">
            <text:p>116,991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118.861" calcext:value-type="float">
            <text:p>118,861</text:p>
          </table:table-cell>
          <table:table-cell office:value-type="float" office:value="2.012" calcext:value-type="float">
            <text:p>2,012</text:p>
          </table:table-cell>
          <table:table-cell/>
          <table:table-cell office:value-type="float" office:value="326.636" calcext:value-type="float">
            <text:p>326,636</text:p>
          </table:table-cell>
          <table:table-cell office:value-type="float" office:value="218.363998" calcext:value-type="float">
            <text:p>218,363998</text:p>
          </table:table-cell>
          <table:table-cell table:number-columns-repeated="7"/>
        </table:table-row>
        <table:table-row table:style-name="ro1">
          <table:table-cell office:value-type="float" office:value="116.692" calcext:value-type="float">
            <text:p>116,692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118.959" calcext:value-type="float">
            <text:p>118,959</text:p>
          </table:table-cell>
          <table:table-cell office:value-type="float" office:value="1.986" calcext:value-type="float">
            <text:p>1,986</text:p>
          </table:table-cell>
          <table:table-cell/>
          <table:table-cell office:value-type="float" office:value="328.739" calcext:value-type="float">
            <text:p>328,739</text:p>
          </table:table-cell>
          <table:table-cell office:value-type="float" office:value="218.835007" calcext:value-type="float">
            <text:p>218,835007</text:p>
          </table:table-cell>
          <table:table-cell table:number-columns-repeated="7"/>
        </table:table-row>
        <table:table-row table:style-name="ro1">
          <table:table-cell office:value-type="float" office:value="118.989" calcext:value-type="float">
            <text:p>118,989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121.772" calcext:value-type="float">
            <text:p>121,772</text:p>
          </table:table-cell>
          <table:table-cell office:value-type="float" office:value="1.895" calcext:value-type="float">
            <text:p>1,895</text:p>
          </table:table-cell>
          <table:table-cell/>
          <table:table-cell office:value-type="float" office:value="324.849" calcext:value-type="float">
            <text:p>324,849</text:p>
          </table:table-cell>
          <table:table-cell office:value-type="float" office:value="217.535995" calcext:value-type="float">
            <text:p>217,535995</text:p>
          </table:table-cell>
          <table:table-cell table:number-columns-repeated="7"/>
        </table:table-row>
        <table:table-row table:style-name="ro1">
          <table:table-cell office:value-type="float" office:value="116.374" calcext:value-type="float">
            <text:p>116,374</text:p>
          </table:table-cell>
          <table:table-cell office:value-type="float" office:value="0.054" calcext:value-type="float">
            <text:p>0,054</text:p>
          </table:table-cell>
          <table:table-cell/>
          <table:table-cell office:value-type="float" office:value="124.003" calcext:value-type="float">
            <text:p>124,003</text:p>
          </table:table-cell>
          <table:table-cell office:value-type="float" office:value="1.937" calcext:value-type="float">
            <text:p>1,937</text:p>
          </table:table-cell>
          <table:table-cell/>
          <table:table-cell office:value-type="float" office:value="324.409" calcext:value-type="float">
            <text:p>324,409</text:p>
          </table:table-cell>
          <table:table-cell office:value-type="float" office:value="218.153" calcext:value-type="float">
            <text:p>218,153</text:p>
          </table:table-cell>
          <table:table-cell office:value-type="string" calcext:value-type="string">
            <text:p>←</text:p>
          </table:table-cell>
          <table:table-cell table:number-columns-repeated="6"/>
        </table:table-row>
        <table:table-row table:style-name="ro1">
          <table:table-cell office:value-type="float" office:value="121.799" calcext:value-type="float">
            <text:p>121,799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118.775" calcext:value-type="float">
            <text:p>118,775</text:p>
          </table:table-cell>
          <table:table-cell office:value-type="float" office:value="1.921" calcext:value-type="float">
            <text:p>1,921</text:p>
          </table:table-cell>
          <table:table-cell/>
          <table:table-cell office:value-type="float" office:value="327.675" calcext:value-type="float">
            <text:p>327,675</text:p>
          </table:table-cell>
          <table:table-cell office:value-type="float" office:value="218.781998" calcext:value-type="float">
            <text:p>218,781998</text:p>
          </table:table-cell>
          <table:table-cell table:number-columns-repeated="7"/>
        </table:table-row>
        <table:table-row table:style-name="ro1">
          <table:table-cell office:value-type="float" office:value="116.726" calcext:value-type="float">
            <text:p>116,726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118.106" calcext:value-type="float">
            <text:p>118,106</text:p>
          </table:table-cell>
          <table:table-cell office:value-type="float" office:value="1.89" calcext:value-type="float">
            <text:p>1,89</text:p>
          </table:table-cell>
          <table:table-cell/>
          <table:table-cell office:value-type="float" office:value="332.466" calcext:value-type="float">
            <text:p>332,466</text:p>
          </table:table-cell>
          <table:table-cell office:value-type="float" office:value="219.977997" calcext:value-type="float">
            <text:p>219,977997</text:p>
          </table:table-cell>
          <table:table-cell table:number-columns-repeated="7"/>
        </table:table-row>
        <table:table-row table:style-name="ro1">
          <table:table-cell office:value-type="float" office:value="116.612" calcext:value-type="float">
            <text:p>116,612</text:p>
          </table:table-cell>
          <table:table-cell office:value-type="float" office:value="0.034" calcext:value-type="float">
            <text:p>0,034</text:p>
          </table:table-cell>
          <table:table-cell/>
          <table:table-cell office:value-type="float" office:value="119.894" calcext:value-type="float">
            <text:p>119,894</text:p>
          </table:table-cell>
          <table:table-cell office:value-type="float" office:value="2.038" calcext:value-type="float">
            <text:p>2,038</text:p>
          </table:table-cell>
          <table:table-cell/>
          <table:table-cell office:value-type="float" office:value="325.186" calcext:value-type="float">
            <text:p>325,186</text:p>
          </table:table-cell>
          <table:table-cell office:value-type="float" office:value="218.162994" calcext:value-type="float">
            <text:p>218,162994</text:p>
          </table:table-cell>
          <table:table-cell table:number-columns-repeated="7"/>
        </table:table-row>
        <table:table-row table:style-name="ro1">
          <table:table-cell office:value-type="float" office:value="116.419" calcext:value-type="float">
            <text:p>116,419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122.884" calcext:value-type="float">
            <text:p>122,884</text:p>
          </table:table-cell>
          <table:table-cell office:value-type="float" office:value="2.003" calcext:value-type="float">
            <text:p>2,003</text:p>
          </table:table-cell>
          <table:table-cell/>
          <table:table-cell office:value-type="float" office:value="334.75" calcext:value-type="float">
            <text:p>334,75</text:p>
          </table:table-cell>
          <table:table-cell office:value-type="float" office:value="218.947006" calcext:value-type="float">
            <text:p>218,947006</text:p>
          </table:table-cell>
          <table:table-cell table:number-columns-repeated="7"/>
        </table:table-row>
        <table:table-row table:style-name="ro1">
          <table:table-cell office:value-type="float" office:value="124.294" calcext:value-type="float">
            <text:p>124,294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118.597" calcext:value-type="float">
            <text:p>118,597</text:p>
          </table:table-cell>
          <table:table-cell office:value-type="float" office:value="1.935" calcext:value-type="float">
            <text:p>1,935</text:p>
          </table:table-cell>
          <table:table-cell/>
          <table:table-cell office:value-type="float" office:value="326.046" calcext:value-type="float">
            <text:p>326,046</text:p>
          </table:table-cell>
          <table:table-cell office:value-type="float" office:value="220.128998" calcext:value-type="float">
            <text:p>220,128998</text:p>
          </table:table-cell>
          <table:table-cell table:number-columns-repeated="7"/>
        </table:table-row>
        <table:table-row table:style-name="ro1">
          <table:table-cell office:value-type="float" office:value="116.588" calcext:value-type="float">
            <text:p>116,588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118.217" calcext:value-type="float">
            <text:p>118,217</text:p>
          </table:table-cell>
          <table:table-cell office:value-type="float" office:value="1.946" calcext:value-type="float">
            <text:p>1,946</text:p>
          </table:table-cell>
          <table:table-cell/>
          <table:table-cell office:value-type="float" office:value="325.066" calcext:value-type="float">
            <text:p>325,066</text:p>
          </table:table-cell>
          <table:table-cell office:value-type="float" office:value="218.888" calcext:value-type="float">
            <text:p>218,888</text:p>
          </table:table-cell>
          <table:table-cell table:number-columns-repeated="7"/>
        </table:table-row>
        <table:table-row table:style-name="ro1">
          <table:table-cell office:value-type="float" office:value="119.348" calcext:value-type="float">
            <text:p>119,348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118.388" calcext:value-type="float">
            <text:p>118,388</text:p>
          </table:table-cell>
          <table:table-cell office:value-type="float" office:value="1.959" calcext:value-type="float">
            <text:p>1,959</text:p>
          </table:table-cell>
          <table:table-cell/>
          <table:table-cell office:value-type="float" office:value="326.556" calcext:value-type="float">
            <text:p>326,556</text:p>
          </table:table-cell>
          <table:table-cell office:value-type="float" office:value="220.509003" calcext:value-type="float">
            <text:p>220,509003</text:p>
          </table:table-cell>
          <table:table-cell table:number-columns-repeated="7"/>
        </table:table-row>
        <table:table-row table:style-name="ro1">
          <table:table-cell office:value-type="float" office:value="122.48" calcext:value-type="float">
            <text:p>122,48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119.358" calcext:value-type="float">
            <text:p>119,358</text:p>
          </table:table-cell>
          <table:table-cell office:value-type="float" office:value="2.033" calcext:value-type="float">
            <text:p>2,033</text:p>
          </table:table-cell>
          <table:table-cell/>
          <table:table-cell office:value-type="float" office:value="327.538" calcext:value-type="float">
            <text:p>327,538</text:p>
          </table:table-cell>
          <table:table-cell office:value-type="float" office:value="218.386993" calcext:value-type="float">
            <text:p>218,386993</text:p>
          </table:table-cell>
          <table:table-cell table:number-columns-repeated="7"/>
        </table:table-row>
        <table:table-row table:style-name="ro1">
          <table:table-cell office:value-type="float" office:value="117.16" calcext:value-type="float">
            <text:p>117,16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118.242" calcext:value-type="float">
            <text:p>118,242</text:p>
          </table:table-cell>
          <table:table-cell office:value-type="float" office:value="1.934" calcext:value-type="float">
            <text:p>1,934</text:p>
          </table:table-cell>
          <table:table-cell/>
          <table:table-cell office:value-type="float" office:value="323.147" calcext:value-type="float">
            <text:p>323,147</text:p>
          </table:table-cell>
          <table:table-cell office:value-type="float" office:value="217.048996" calcext:value-type="float">
            <text:p>217,048996</text:p>
          </table:table-cell>
          <table:table-cell table:number-columns-repeated="7"/>
        </table:table-row>
        <table:table-row table:style-name="ro1">
          <table:table-cell office:value-type="float" office:value="119.307" calcext:value-type="float">
            <text:p>119,307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122.678" calcext:value-type="float">
            <text:p>122,678</text:p>
          </table:table-cell>
          <table:table-cell office:value-type="float" office:value="1.934" calcext:value-type="float">
            <text:p>1,934</text:p>
          </table:table-cell>
          <table:table-cell/>
          <table:table-cell office:value-type="float" office:value="325.28" calcext:value-type="float">
            <text:p>325,28</text:p>
          </table:table-cell>
          <table:table-cell office:value-type="float" office:value="218.098007" calcext:value-type="float">
            <text:p>218,098007</text:p>
          </table:table-cell>
          <table:table-cell table:number-columns-repeated="7"/>
        </table:table-row>
        <table:table-row table:style-name="ro1">
          <table:table-cell office:value-type="float" office:value="116.877" calcext:value-type="float">
            <text:p>116,877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119.919" calcext:value-type="float">
            <text:p>119,919</text:p>
          </table:table-cell>
          <table:table-cell office:value-type="float" office:value="1.949" calcext:value-type="float">
            <text:p>1,949</text:p>
          </table:table-cell>
          <table:table-cell/>
          <table:table-cell office:value-type="float" office:value="324.658" calcext:value-type="float">
            <text:p>324,658</text:p>
          </table:table-cell>
          <table:table-cell office:value-type="float" office:value="218.061996" calcext:value-type="float">
            <text:p>218,061996</text:p>
          </table:table-cell>
          <table:table-cell table:number-columns-repeated="7"/>
        </table:table-row>
        <table:table-row table:style-name="ro1">
          <table:table-cell office:value-type="float" office:value="118.198" calcext:value-type="float">
            <text:p>118,198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118.965" calcext:value-type="float">
            <text:p>118,965</text:p>
          </table:table-cell>
          <table:table-cell office:value-type="float" office:value="1.994" calcext:value-type="float">
            <text:p>1,994</text:p>
          </table:table-cell>
          <table:table-cell/>
          <table:table-cell office:value-type="float" office:value="327.697" calcext:value-type="float">
            <text:p>327,697</text:p>
          </table:table-cell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120.229" calcext:value-type="float">
            <text:p>120,229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118.957" calcext:value-type="float">
            <text:p>118,957</text:p>
          </table:table-cell>
          <table:table-cell office:value-type="float" office:value="1.936" calcext:value-type="float">
            <text:p>1,936</text:p>
          </table:table-cell>
          <table:table-cell/>
          <table:table-cell office:value-type="float" office:value="323.137" calcext:value-type="float">
            <text:p>323,137</text:p>
          </table:table-cell>
          <table:table-cell office:value-type="float" office:value="216.919006" calcext:value-type="float">
            <text:p>216,919006</text:p>
          </table:table-cell>
          <table:table-cell table:number-columns-repeated="7"/>
        </table:table-row>
        <table:table-row table:style-name="ro1">
          <table:table-cell office:value-type="float" office:value="117.953" calcext:value-type="float">
            <text:p>117,953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118.814" calcext:value-type="float">
            <text:p>118,814</text:p>
          </table:table-cell>
          <table:table-cell office:value-type="float" office:value="1.974" calcext:value-type="float">
            <text:p>1,974</text:p>
          </table:table-cell>
          <table:table-cell/>
          <table:table-cell office:value-type="float" office:value="325.314" calcext:value-type="float">
            <text:p>325,314</text:p>
          </table:table-cell>
          <table:table-cell office:value-type="float" office:value="218.794998" calcext:value-type="float">
            <text:p>218,794998</text:p>
          </table:table-cell>
          <table:table-cell table:number-columns-repeated="7"/>
        </table:table-row>
        <table:table-row table:style-name="ro1">
          <table:table-cell office:value-type="float" office:value="119.855" calcext:value-type="float">
            <text:p>119,855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119.152" calcext:value-type="float">
            <text:p>119,152</text:p>
          </table:table-cell>
          <table:table-cell office:value-type="float" office:value="1.97" calcext:value-type="float">
            <text:p>1,97</text:p>
          </table:table-cell>
          <table:table-cell/>
          <table:table-cell office:value-type="float" office:value="327.18" calcext:value-type="float">
            <text:p>327,18</text:p>
          </table:table-cell>
          <table:table-cell office:value-type="float" office:value="218.854004" calcext:value-type="float">
            <text:p>218,854004</text:p>
          </table:table-cell>
          <table:table-cell table:number-columns-repeated="7"/>
        </table:table-row>
        <table:table-row table:style-name="ro1">
          <table:table-cell office:value-type="float" office:value="116.647" calcext:value-type="float">
            <text:p>116,647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121.974" calcext:value-type="float">
            <text:p>121,974</text:p>
          </table:table-cell>
          <table:table-cell office:value-type="float" office:value="1.963" calcext:value-type="float">
            <text:p>1,963</text:p>
          </table:table-cell>
          <table:table-cell/>
          <table:table-cell office:value-type="float" office:value="324.986" calcext:value-type="float">
            <text:p>324,986</text:p>
          </table:table-cell>
          <table:table-cell office:value-type="float" office:value="218.800995" calcext:value-type="float">
            <text:p>218,800995</text:p>
          </table:table-cell>
          <table:table-cell table:number-columns-repeated="7"/>
        </table:table-row>
        <table:table-row table:style-name="ro1">
          <table:table-cell office:value-type="float" office:value="122.378" calcext:value-type="float">
            <text:p>122,378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120.919" calcext:value-type="float">
            <text:p>120,919</text:p>
          </table:table-cell>
          <table:table-cell office:value-type="float" office:value="1.998" calcext:value-type="float">
            <text:p>1,998</text:p>
          </table:table-cell>
          <table:table-cell/>
          <table:table-cell office:value-type="float" office:value="323.709" calcext:value-type="float">
            <text:p>323,709</text:p>
          </table:table-cell>
          <table:table-cell office:value-type="float" office:value="217.524994" calcext:value-type="float">
            <text:p>217,524994</text:p>
          </table:table-cell>
          <table:table-cell table:number-columns-repeated="7"/>
        </table:table-row>
        <table:table-row table:style-name="ro1">
          <table:table-cell office:value-type="float" office:value="125.709" calcext:value-type="float">
            <text:p>125,709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119.097" calcext:value-type="float">
            <text:p>119,097</text:p>
          </table:table-cell>
          <table:table-cell office:value-type="float" office:value="1.96" calcext:value-type="float">
            <text:p>1,96</text:p>
          </table:table-cell>
          <table:table-cell/>
          <table:table-cell office:value-type="float" office:value="327.785" calcext:value-type="float">
            <text:p>327,785</text:p>
          </table:table-cell>
          <table:table-cell office:value-type="float" office:value="219.003998" calcext:value-type="float">
            <text:p>219,003998</text:p>
          </table:table-cell>
          <table:table-cell table:number-columns-repeated="7"/>
        </table:table-row>
        <table:table-row table:style-name="ro1">
          <table:table-cell office:value-type="float" office:value="121.215" calcext:value-type="float">
            <text:p>121,215</text:p>
          </table:table-cell>
          <table:table-cell office:value-type="float" office:value="0.043" calcext:value-type="float">
            <text:p>0,043</text:p>
          </table:table-cell>
          <table:table-cell/>
          <table:table-cell office:value-type="float" office:value="125.847" calcext:value-type="float">
            <text:p>125,847</text:p>
          </table:table-cell>
          <table:table-cell office:value-type="float" office:value="1.971" calcext:value-type="float">
            <text:p>1,971</text:p>
          </table:table-cell>
          <table:table-cell/>
          <table:table-cell office:value-type="float" office:value="327.998" calcext:value-type="float">
            <text:p>327,998</text:p>
          </table:table-cell>
          <table:table-cell office:value-type="float" office:value="218.341003" calcext:value-type="float">
            <text:p>218,341003</text:p>
          </table:table-cell>
          <table:table-cell table:number-columns-repeated="7"/>
        </table:table-row>
        <table:table-row table:style-name="ro1">
          <table:table-cell office:value-type="float" office:value="117.175" calcext:value-type="float">
            <text:p>117,175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119.222" calcext:value-type="float">
            <text:p>119,222</text:p>
          </table:table-cell>
          <table:table-cell office:value-type="float" office:value="1.981" calcext:value-type="float">
            <text:p>1,981</text:p>
          </table:table-cell>
          <table:table-cell/>
          <table:table-cell office:value-type="float" office:value="324.439" calcext:value-type="float">
            <text:p>324,439</text:p>
          </table:table-cell>
          <table:table-cell office:value-type="float" office:value="218.414993" calcext:value-type="float">
            <text:p>218,414993</text:p>
          </table:table-cell>
          <table:table-cell table:number-columns-repeated="7"/>
        </table:table-row>
        <table:table-row table:style-name="ro1">
          <table:table-cell office:value-type="float" office:value="116.529" calcext:value-type="float">
            <text:p>116,529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118.641" calcext:value-type="float">
            <text:p>118,641</text:p>
          </table:table-cell>
          <table:table-cell office:value-type="float" office:value="1.961" calcext:value-type="float">
            <text:p>1,961</text:p>
          </table:table-cell>
          <table:table-cell/>
          <table:table-cell office:value-type="float" office:value="325.74" calcext:value-type="float">
            <text:p>325,74</text:p>
          </table:table-cell>
          <table:table-cell office:value-type="float" office:value="219.561996" calcext:value-type="float">
            <text:p>219,561996</text:p>
          </table:table-cell>
          <table:table-cell table:number-columns-repeated="7"/>
        </table:table-row>
        <table:table-row table:style-name="ro1">
          <table:table-cell office:value-type="float" office:value="118.651" calcext:value-type="float">
            <text:p>118,651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120.633" calcext:value-type="float">
            <text:p>120,633</text:p>
          </table:table-cell>
          <table:table-cell office:value-type="float" office:value="1.992" calcext:value-type="float">
            <text:p>1,992</text:p>
          </table:table-cell>
          <table:table-cell/>
          <table:table-cell office:value-type="float" office:value="325.858" calcext:value-type="float">
            <text:p>325,858</text:p>
          </table:table-cell>
          <table:table-cell office:value-type="float" office:value="218.889008" calcext:value-type="float">
            <text:p>218,889008</text:p>
          </table:table-cell>
          <table:table-cell table:number-columns-repeated="7"/>
        </table:table-row>
        <table:table-row table:style-name="ro1">
          <table:table-cell office:value-type="float" office:value="121.126" calcext:value-type="float">
            <text:p>121,126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123.864" calcext:value-type="float">
            <text:p>123,864</text:p>
          </table:table-cell>
          <table:table-cell office:value-type="float" office:value="2.001" calcext:value-type="float">
            <text:p>2,001</text:p>
          </table:table-cell>
          <table:table-cell/>
          <table:table-cell office:value-type="float" office:value="324.132" calcext:value-type="float">
            <text:p>324,132</text:p>
          </table:table-cell>
          <table:table-cell office:value-type="float" office:value="218.503006" calcext:value-type="float">
            <text:p>218,503006</text:p>
          </table:table-cell>
          <table:table-cell table:number-columns-repeated="7"/>
        </table:table-row>
        <table:table-row table:style-name="ro1">
          <table:table-cell office:value-type="float" office:value="116.784" calcext:value-type="float">
            <text:p>116,784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118.888" calcext:value-type="float">
            <text:p>118,888</text:p>
          </table:table-cell>
          <table:table-cell office:value-type="float" office:value="1.961" calcext:value-type="float">
            <text:p>1,961</text:p>
          </table:table-cell>
          <table:table-cell/>
          <table:table-cell office:value-type="float" office:value="324.066" calcext:value-type="float">
            <text:p>324,066</text:p>
          </table:table-cell>
          <table:table-cell office:value-type="float" office:value="217.925003" calcext:value-type="float">
            <text:p>217,925003</text:p>
          </table:table-cell>
          <table:table-cell table:number-columns-repeated="7"/>
        </table:table-row>
        <table:table-row table:style-name="ro1">
          <table:table-cell office:value-type="float" office:value="116.613" calcext:value-type="float">
            <text:p>116,613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119.153" calcext:value-type="float">
            <text:p>119,153</text:p>
          </table:table-cell>
          <table:table-cell office:value-type="float" office:value="2.044" calcext:value-type="float">
            <text:p>2,044</text:p>
          </table:table-cell>
          <table:table-cell/>
          <table:table-cell office:value-type="float" office:value="323.31" calcext:value-type="float">
            <text:p>323,31</text:p>
          </table:table-cell>
          <table:table-cell office:value-type="float" office:value="217.350998" calcext:value-type="float">
            <text:p>217,350998</text:p>
          </table:table-cell>
          <table:table-cell table:number-columns-repeated="7"/>
        </table:table-row>
        <table:table-row table:style-name="ro1">
          <table:table-cell office:value-type="float" office:value="117.944" calcext:value-type="float">
            <text:p>117,944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118.998" calcext:value-type="float">
            <text:p>118,998</text:p>
          </table:table-cell>
          <table:table-cell office:value-type="float" office:value="1.92" calcext:value-type="float">
            <text:p>1,92</text:p>
          </table:table-cell>
          <table:table-cell/>
          <table:table-cell office:value-type="float" office:value="327.044" calcext:value-type="float">
            <text:p>327,044</text:p>
          </table:table-cell>
          <table:table-cell office:value-type="float" office:value="219.822998" calcext:value-type="float">
            <text:p>219,822998</text:p>
          </table:table-cell>
          <table:table-cell table:number-columns-repeated="7"/>
        </table:table-row>
        <table:table-row table:style-name="ro1">
          <table:table-cell office:value-type="float" office:value="117.791" calcext:value-type="float">
            <text:p>117,791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123.833" calcext:value-type="float">
            <text:p>123,833</text:p>
          </table:table-cell>
          <table:table-cell office:value-type="float" office:value="1.933" calcext:value-type="float">
            <text:p>1,933</text:p>
          </table:table-cell>
          <table:table-cell/>
          <table:table-cell office:value-type="float" office:value="324.303" calcext:value-type="float">
            <text:p>324,303</text:p>
          </table:table-cell>
          <table:table-cell office:value-type="float" office:value="217.830994" calcext:value-type="float">
            <text:p>217,830994</text:p>
          </table:table-cell>
          <table:table-cell table:number-columns-repeated="7"/>
        </table:table-row>
        <table:table-row table:style-name="ro1">
          <table:table-cell office:value-type="float" office:value="124.56" calcext:value-type="float">
            <text:p>124,56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132.845" calcext:value-type="float">
            <text:p>132,845</text:p>
          </table:table-cell>
          <table:table-cell office:value-type="float" office:value="1.995" calcext:value-type="float">
            <text:p>1,995</text:p>
          </table:table-cell>
          <table:table-cell/>
          <table:table-cell office:value-type="float" office:value="324.211" calcext:value-type="float">
            <text:p>324,211</text:p>
          </table:table-cell>
          <table:table-cell office:value-type="float" office:value="217.869995" calcext:value-type="float">
            <text:p>217,869995</text:p>
          </table:table-cell>
          <table:table-cell table:number-columns-repeated="7"/>
        </table:table-row>
        <table:table-row table:style-name="ro1">
          <table:table-cell office:value-type="float" office:value="116.167" calcext:value-type="float">
            <text:p>116,167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118.54" calcext:value-type="float">
            <text:p>118,54</text:p>
          </table:table-cell>
          <table:table-cell office:value-type="float" office:value="2.017" calcext:value-type="float">
            <text:p>2,017</text:p>
          </table:table-cell>
          <table:table-cell/>
          <table:table-cell office:value-type="float" office:value="330.765" calcext:value-type="float">
            <text:p>330,765</text:p>
          </table:table-cell>
          <table:table-cell office:value-type="float" office:value="220.162003" calcext:value-type="float">
            <text:p>220,162003</text:p>
          </table:table-cell>
          <table:table-cell table:number-columns-repeated="7"/>
        </table:table-row>
        <table:table-row table:style-name="ro1">
          <table:table-cell office:value-type="float" office:value="116.86" calcext:value-type="float">
            <text:p>116,86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119.805" calcext:value-type="float">
            <text:p>119,805</text:p>
          </table:table-cell>
          <table:table-cell office:value-type="float" office:value="1.989" calcext:value-type="float">
            <text:p>1,989</text:p>
          </table:table-cell>
          <table:table-cell/>
          <table:table-cell office:value-type="float" office:value="327.54" calcext:value-type="float">
            <text:p>327,54</text:p>
          </table:table-cell>
          <table:table-cell office:value-type="float" office:value="218.479996" calcext:value-type="float">
            <text:p>218,479996</text:p>
          </table:table-cell>
          <table:table-cell table:number-columns-repeated="7"/>
        </table:table-row>
        <table:table-row table:style-name="ro1">
          <table:table-cell office:value-type="float" office:value="120.793" calcext:value-type="float">
            <text:p>120,793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120.075" calcext:value-type="float">
            <text:p>120,075</text:p>
          </table:table-cell>
          <table:table-cell office:value-type="float" office:value="1.96" calcext:value-type="float">
            <text:p>1,96</text:p>
          </table:table-cell>
          <table:table-cell/>
          <table:table-cell office:value-type="float" office:value="324.535" calcext:value-type="float">
            <text:p>324,535</text:p>
          </table:table-cell>
          <table:table-cell office:value-type="float" office:value="218.917999" calcext:value-type="float">
            <text:p>218,917999</text:p>
          </table:table-cell>
          <table:table-cell table:number-columns-repeated="7"/>
        </table:table-row>
        <table:table-row table:style-name="ro1">
          <table:table-cell office:value-type="float" office:value="116.859" calcext:value-type="float">
            <text:p>116,859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120.592" calcext:value-type="float">
            <text:p>120,592</text:p>
          </table:table-cell>
          <table:table-cell office:value-type="float" office:value="1.93" calcext:value-type="float">
            <text:p>1,93</text:p>
          </table:table-cell>
          <table:table-cell/>
          <table:table-cell office:value-type="float" office:value="325.242" calcext:value-type="float">
            <text:p>325,242</text:p>
          </table:table-cell>
          <table:table-cell office:value-type="float" office:value="219.117004" calcext:value-type="float">
            <text:p>219,117004</text:p>
          </table:table-cell>
          <table:table-cell table:number-columns-repeated="7"/>
        </table:table-row>
        <table:table-row table:style-name="ro1">
          <table:table-cell office:value-type="float" office:value="117.203" calcext:value-type="float">
            <text:p>117,203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121.226" calcext:value-type="float">
            <text:p>121,226</text:p>
          </table:table-cell>
          <table:table-cell office:value-type="float" office:value="1.954" calcext:value-type="float">
            <text:p>1,954</text:p>
          </table:table-cell>
          <table:table-cell/>
          <table:table-cell office:value-type="float" office:value="324.46" calcext:value-type="float">
            <text:p>324,46</text:p>
          </table:table-cell>
          <table:table-cell office:value-type="float" office:value="218.546005" calcext:value-type="float">
            <text:p>218,546005</text:p>
          </table:table-cell>
          <table:table-cell table:number-columns-repeated="7"/>
        </table:table-row>
        <table:table-row table:style-name="ro1">
          <table:table-cell office:value-type="float" office:value="116.398" calcext:value-type="float">
            <text:p>116,398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121.481" calcext:value-type="float">
            <text:p>121,481</text:p>
          </table:table-cell>
          <table:table-cell office:value-type="float" office:value="1.944" calcext:value-type="float">
            <text:p>1,944</text:p>
          </table:table-cell>
          <table:table-cell/>
          <table:table-cell office:value-type="float" office:value="326.836" calcext:value-type="float">
            <text:p>326,836</text:p>
          </table:table-cell>
          <table:table-cell office:value-type="float" office:value="220.358002" calcext:value-type="float">
            <text:p>220,358002</text:p>
          </table:table-cell>
          <table:table-cell table:number-columns-repeated="7"/>
        </table:table-row>
        <table:table-row table:style-name="ro1">
          <table:table-cell office:value-type="float" office:value="117.448" calcext:value-type="float">
            <text:p>117,448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118.921" calcext:value-type="float">
            <text:p>118,921</text:p>
          </table:table-cell>
          <table:table-cell office:value-type="float" office:value="1.98" calcext:value-type="float">
            <text:p>1,98</text:p>
          </table:table-cell>
          <table:table-cell/>
          <table:table-cell office:value-type="float" office:value="326.455" calcext:value-type="float">
            <text:p>326,455</text:p>
          </table:table-cell>
          <table:table-cell office:value-type="float" office:value="220.447998" calcext:value-type="float">
            <text:p>220,447998</text:p>
          </table:table-cell>
          <table:table-cell table:number-columns-repeated="7"/>
        </table:table-row>
        <table:table-row table:style-name="ro1">
          <table:table-cell office:value-type="float" office:value="116.377" calcext:value-type="float">
            <text:p>116,377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122.793" calcext:value-type="float">
            <text:p>122,793</text:p>
          </table:table-cell>
          <table:table-cell office:value-type="float" office:value="2.026" calcext:value-type="float">
            <text:p>2,026</text:p>
          </table:table-cell>
          <table:table-cell/>
          <table:table-cell office:value-type="float" office:value="325.342" calcext:value-type="float">
            <text:p>325,342</text:p>
          </table:table-cell>
          <table:table-cell office:value-type="float" office:value="216.723007" calcext:value-type="float">
            <text:p>216,723007</text:p>
          </table:table-cell>
          <table:table-cell table:number-columns-repeated="7"/>
        </table:table-row>
        <table:table-row table:style-name="ro1">
          <table:table-cell office:value-type="float" office:value="117.113" calcext:value-type="float">
            <text:p>117,113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119.318" calcext:value-type="float">
            <text:p>119,318</text:p>
          </table:table-cell>
          <table:table-cell office:value-type="float" office:value="2.007" calcext:value-type="float">
            <text:p>2,007</text:p>
          </table:table-cell>
          <table:table-cell/>
          <table:table-cell office:value-type="float" office:value="325.383" calcext:value-type="float">
            <text:p>325,383</text:p>
          </table:table-cell>
          <table:table-cell office:value-type="float" office:value="218.813004" calcext:value-type="float">
            <text:p>218,813004</text:p>
          </table:table-cell>
          <table:table-cell table:number-columns-repeated="7"/>
        </table:table-row>
        <table:table-row table:style-name="ro1">
          <table:table-cell office:value-type="float" office:value="117.151" calcext:value-type="float">
            <text:p>117,151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122.744" calcext:value-type="float">
            <text:p>122,744</text:p>
          </table:table-cell>
          <table:table-cell office:value-type="float" office:value="1.97" calcext:value-type="float">
            <text:p>1,97</text:p>
          </table:table-cell>
          <table:table-cell/>
          <table:table-cell office:value-type="float" office:value="324.415" calcext:value-type="float">
            <text:p>324,415</text:p>
          </table:table-cell>
          <table:table-cell office:value-type="float" office:value="218.910995" calcext:value-type="float">
            <text:p>218,910995</text:p>
          </table:table-cell>
          <table:table-cell table:number-columns-repeated="7"/>
        </table:table-row>
        <table:table-row table:style-name="ro1">
          <table:table-cell office:value-type="float" office:value="116.225" calcext:value-type="float">
            <text:p>116,225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123.682" calcext:value-type="float">
            <text:p>123,682</text:p>
          </table:table-cell>
          <table:table-cell office:value-type="float" office:value="2.026" calcext:value-type="float">
            <text:p>2,026</text:p>
          </table:table-cell>
          <table:table-cell/>
          <table:table-cell office:value-type="float" office:value="322.614" calcext:value-type="float">
            <text:p>322,614</text:p>
          </table:table-cell>
          <table:table-cell office:value-type="float" office:value="216.944" calcext:value-type="float">
            <text:p>216,944</text:p>
          </table:table-cell>
          <table:table-cell table:number-columns-repeated="7"/>
        </table:table-row>
        <table:table-row table:style-name="ro1">
          <table:table-cell office:value-type="float" office:value="119.048" calcext:value-type="float">
            <text:p>119,048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118.378" calcext:value-type="float">
            <text:p>118,378</text:p>
          </table:table-cell>
          <table:table-cell office:value-type="float" office:value="1.969" calcext:value-type="float">
            <text:p>1,969</text:p>
          </table:table-cell>
          <table:table-cell/>
          <table:table-cell office:value-type="float" office:value="330.197" calcext:value-type="float">
            <text:p>330,197</text:p>
          </table:table-cell>
          <table:table-cell office:value-type="float" office:value="217.776001" calcext:value-type="float">
            <text:p>217,776001</text:p>
          </table:table-cell>
          <table:table-cell table:number-columns-repeated="7"/>
        </table:table-row>
        <table:table-row table:style-name="ro1">
          <table:table-cell office:value-type="float" office:value="118.618" calcext:value-type="float">
            <text:p>118,618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118.462" calcext:value-type="float">
            <text:p>118,462</text:p>
          </table:table-cell>
          <table:table-cell office:value-type="float" office:value="1.969" calcext:value-type="float">
            <text:p>1,969</text:p>
          </table:table-cell>
          <table:table-cell/>
          <table:table-cell office:value-type="float" office:value="326.28" calcext:value-type="float">
            <text:p>326,28</text:p>
          </table:table-cell>
          <table:table-cell office:value-type="float" office:value="217.878006" calcext:value-type="float">
            <text:p>217,878006</text:p>
          </table:table-cell>
          <table:table-cell table:number-columns-repeated="7"/>
        </table:table-row>
        <table:table-row table:style-name="ro1">
          <table:table-cell office:value-type="float" office:value="117.167" calcext:value-type="float">
            <text:p>117,167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118.253" calcext:value-type="float">
            <text:p>118,253</text:p>
          </table:table-cell>
          <table:table-cell office:value-type="float" office:value="1.985" calcext:value-type="float">
            <text:p>1,985</text:p>
          </table:table-cell>
          <table:table-cell/>
          <table:table-cell office:value-type="float" office:value="323.815" calcext:value-type="float">
            <text:p>323,815</text:p>
          </table:table-cell>
          <table:table-cell office:value-type="float" office:value="217.630005" calcext:value-type="float">
            <text:p>217,630005</text:p>
          </table:table-cell>
          <table:table-cell table:number-columns-repeated="7"/>
        </table:table-row>
        <table:table-row table:style-name="ro1">
          <table:table-cell office:value-type="float" office:value="123.661" calcext:value-type="float">
            <text:p>123,661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124.211" calcext:value-type="float">
            <text:p>124,211</text:p>
          </table:table-cell>
          <table:table-cell office:value-type="float" office:value="1.969" calcext:value-type="float">
            <text:p>1,969</text:p>
          </table:table-cell>
          <table:table-cell/>
          <table:table-cell office:value-type="float" office:value="323.963" calcext:value-type="float">
            <text:p>323,963</text:p>
          </table:table-cell>
          <table:table-cell office:value-type="float" office:value="217.705994" calcext:value-type="float">
            <text:p>217,705994</text:p>
          </table:table-cell>
          <table:table-cell table:number-columns-repeated="7"/>
        </table:table-row>
        <table:table-row table:style-name="ro1">
          <table:table-cell office:value-type="float" office:value="122.223" calcext:value-type="float">
            <text:p>122,223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121.424" calcext:value-type="float">
            <text:p>121,424</text:p>
          </table:table-cell>
          <table:table-cell office:value-type="float" office:value="2.02" calcext:value-type="float">
            <text:p>2,02</text:p>
          </table:table-cell>
          <table:table-cell/>
          <table:table-cell office:value-type="float" office:value="324.802" calcext:value-type="float">
            <text:p>324,802</text:p>
          </table:table-cell>
          <table:table-cell office:value-type="float" office:value="219.052002" calcext:value-type="float">
            <text:p>219,052002</text:p>
          </table:table-cell>
          <table:table-cell table:number-columns-repeated="7"/>
        </table:table-row>
        <table:table-row table:style-name="ro1">
          <table:table-cell office:value-type="float" office:value="138.226" calcext:value-type="float">
            <text:p>138,226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119.214" calcext:value-type="float">
            <text:p>119,214</text:p>
          </table:table-cell>
          <table:table-cell office:value-type="float" office:value="1.959" calcext:value-type="float">
            <text:p>1,959</text:p>
          </table:table-cell>
          <table:table-cell/>
          <table:table-cell office:value-type="float" office:value="325.967" calcext:value-type="float">
            <text:p>325,967</text:p>
          </table:table-cell>
          <table:table-cell office:value-type="float" office:value="217.166" calcext:value-type="float">
            <text:p>217,166</text:p>
          </table:table-cell>
          <table:table-cell table:number-columns-repeated="7"/>
        </table:table-row>
        <table:table-row table:style-name="ro1">
          <table:table-cell office:value-type="float" office:value="117.496" calcext:value-type="float">
            <text:p>117,496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119.279" calcext:value-type="float">
            <text:p>119,279</text:p>
          </table:table-cell>
          <table:table-cell office:value-type="float" office:value="1.951" calcext:value-type="float">
            <text:p>1,951</text:p>
          </table:table-cell>
          <table:table-cell/>
          <table:table-cell office:value-type="float" office:value="323.45" calcext:value-type="float">
            <text:p>323,45</text:p>
          </table:table-cell>
          <table:table-cell office:value-type="float" office:value="217.505005" calcext:value-type="float">
            <text:p>217,505005</text:p>
          </table:table-cell>
          <table:table-cell table:number-columns-repeated="7"/>
        </table:table-row>
        <table:table-row table:style-name="ro1">
          <table:table-cell office:value-type="float" office:value="121.845" calcext:value-type="float">
            <text:p>121,845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122.857" calcext:value-type="float">
            <text:p>122,857</text:p>
          </table:table-cell>
          <table:table-cell office:value-type="float" office:value="1.934" calcext:value-type="float">
            <text:p>1,934</text:p>
          </table:table-cell>
          <table:table-cell/>
          <table:table-cell office:value-type="float" office:value="325.089" calcext:value-type="float">
            <text:p>325,089</text:p>
          </table:table-cell>
          <table:table-cell office:value-type="float" office:value="218.468994" calcext:value-type="float">
            <text:p>218,468994</text:p>
          </table:table-cell>
          <table:table-cell table:number-columns-repeated="7"/>
        </table:table-row>
        <table:table-row table:style-name="ro1">
          <table:table-cell office:value-type="float" office:value="117.352" calcext:value-type="float">
            <text:p>117,352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119.066" calcext:value-type="float">
            <text:p>119,066</text:p>
          </table:table-cell>
          <table:table-cell office:value-type="float" office:value="2.103" calcext:value-type="float">
            <text:p>2,103</text:p>
          </table:table-cell>
          <table:table-cell/>
          <table:table-cell office:value-type="float" office:value="322.731" calcext:value-type="float">
            <text:p>322,731</text:p>
          </table:table-cell>
          <table:table-cell office:value-type="float" office:value="216.927002" calcext:value-type="float">
            <text:p>216,927002</text:p>
          </table:table-cell>
          <table:table-cell table:number-columns-repeated="7"/>
        </table:table-row>
        <table:table-row table:style-name="ro1">
          <table:table-cell office:value-type="float" office:value="117.259" calcext:value-type="float">
            <text:p>117,259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124.037" calcext:value-type="float">
            <text:p>124,037</text:p>
          </table:table-cell>
          <table:table-cell office:value-type="float" office:value="1.991" calcext:value-type="float">
            <text:p>1,991</text:p>
          </table:table-cell>
          <table:table-cell/>
          <table:table-cell office:value-type="float" office:value="322.012" calcext:value-type="float">
            <text:p>322,012</text:p>
          </table:table-cell>
          <table:table-cell office:value-type="float" office:value="216.537003" calcext:value-type="float">
            <text:p>216,537003</text:p>
          </table:table-cell>
          <table:table-cell table:number-columns-repeated="7"/>
        </table:table-row>
        <table:table-row table:style-name="ro1">
          <table:table-cell office:value-type="float" office:value="117.764" calcext:value-type="float">
            <text:p>117,764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119.031" calcext:value-type="float">
            <text:p>119,031</text:p>
          </table:table-cell>
          <table:table-cell office:value-type="float" office:value="1.975" calcext:value-type="float">
            <text:p>1,975</text:p>
          </table:table-cell>
          <table:table-cell/>
          <table:table-cell office:value-type="float" office:value="326.252" calcext:value-type="float">
            <text:p>326,252</text:p>
          </table:table-cell>
          <table:table-cell office:value-type="float" office:value="220.130005" calcext:value-type="float">
            <text:p>220,130005</text:p>
          </table:table-cell>
          <table:table-cell table:number-columns-repeated="7"/>
        </table:table-row>
        <table:table-row table:style-name="ro1">
          <table:table-cell office:value-type="float" office:value="119.681" calcext:value-type="float">
            <text:p>119,681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133.403" calcext:value-type="float">
            <text:p>133,403</text:p>
          </table:table-cell>
          <table:table-cell office:value-type="float" office:value="1.996" calcext:value-type="float">
            <text:p>1,996</text:p>
          </table:table-cell>
          <table:table-cell/>
          <table:table-cell office:value-type="float" office:value="325.472" calcext:value-type="float">
            <text:p>325,472</text:p>
          </table:table-cell>
          <table:table-cell office:value-type="float" office:value="219.636993" calcext:value-type="float">
            <text:p>219,636993</text:p>
          </table:table-cell>
          <table:table-cell table:number-columns-repeated="7"/>
        </table:table-row>
        <table:table-row table:style-name="ro1">
          <table:table-cell office:value-type="float" office:value="117.598" calcext:value-type="float">
            <text:p>117,598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118.233" calcext:value-type="float">
            <text:p>118,233</text:p>
          </table:table-cell>
          <table:table-cell office:value-type="float" office:value="1.948" calcext:value-type="float">
            <text:p>1,948</text:p>
          </table:table-cell>
          <table:table-cell/>
          <table:table-cell office:value-type="float" office:value="324.431" calcext:value-type="float">
            <text:p>324,431</text:p>
          </table:table-cell>
          <table:table-cell office:value-type="float" office:value="218.998993" calcext:value-type="float">
            <text:p>218,998993</text:p>
          </table:table-cell>
          <table:table-cell table:number-columns-repeated="7"/>
        </table:table-row>
        <table:table-row table:style-name="ro1">
          <table:table-cell office:value-type="float" office:value="118.324" calcext:value-type="float">
            <text:p>118,324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118.488" calcext:value-type="float">
            <text:p>118,488</text:p>
          </table:table-cell>
          <table:table-cell office:value-type="float" office:value="1.987" calcext:value-type="float">
            <text:p>1,987</text:p>
          </table:table-cell>
          <table:table-cell/>
          <table:table-cell office:value-type="float" office:value="322.855" calcext:value-type="float">
            <text:p>322,855</text:p>
          </table:table-cell>
          <table:table-cell office:value-type="float" office:value="217.108002" calcext:value-type="float">
            <text:p>217,108002</text:p>
          </table:table-cell>
          <table:table-cell table:number-columns-repeated="7"/>
        </table:table-row>
        <table:table-row table:style-name="ro1">
          <table:table-cell office:value-type="float" office:value="117.112" calcext:value-type="float">
            <text:p>117,112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129.128" calcext:value-type="float">
            <text:p>129,128</text:p>
          </table:table-cell>
          <table:table-cell office:value-type="float" office:value="2.008" calcext:value-type="float">
            <text:p>2,008</text:p>
          </table:table-cell>
          <table:table-cell/>
          <table:table-cell office:value-type="float" office:value="323.129" calcext:value-type="float">
            <text:p>323,129</text:p>
          </table:table-cell>
          <table:table-cell office:value-type="float" office:value="217.326004" calcext:value-type="float">
            <text:p>217,326004</text:p>
          </table:table-cell>
          <table:table-cell table:number-columns-repeated="7"/>
        </table:table-row>
        <table:table-row table:style-name="ro1">
          <table:table-cell office:value-type="float" office:value="116.211" calcext:value-type="float">
            <text:p>116,211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120.596" calcext:value-type="float">
            <text:p>120,596</text:p>
          </table:table-cell>
          <table:table-cell office:value-type="float" office:value="2.012" calcext:value-type="float">
            <text:p>2,012</text:p>
          </table:table-cell>
          <table:table-cell/>
          <table:table-cell office:value-type="float" office:value="322.983" calcext:value-type="float">
            <text:p>322,983</text:p>
          </table:table-cell>
          <table:table-cell office:value-type="float" office:value="217.492996" calcext:value-type="float">
            <text:p>217,492996</text:p>
          </table:table-cell>
          <table:table-cell table:number-columns-repeated="7"/>
        </table:table-row>
        <table:table-row table:style-name="ro1">
          <table:table-cell office:value-type="float" office:value="121.794" calcext:value-type="float">
            <text:p>121,794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121.663" calcext:value-type="float">
            <text:p>121,663</text:p>
          </table:table-cell>
          <table:table-cell office:value-type="float" office:value="2.034" calcext:value-type="float">
            <text:p>2,034</text:p>
          </table:table-cell>
          <table:table-cell/>
          <table:table-cell office:value-type="float" office:value="325.018" calcext:value-type="float">
            <text:p>325,018</text:p>
          </table:table-cell>
          <table:table-cell office:value-type="float" office:value="218.910004" calcext:value-type="float">
            <text:p>218,910004</text:p>
          </table:table-cell>
          <table:table-cell table:number-columns-repeated="7"/>
        </table:table-row>
        <table:table-row table:style-name="ro1">
          <table:table-cell office:value-type="float" office:value="117.201" calcext:value-type="float">
            <text:p>117,201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125.213" calcext:value-type="float">
            <text:p>125,213</text:p>
          </table:table-cell>
          <table:table-cell office:value-type="float" office:value="2.033" calcext:value-type="float">
            <text:p>2,033</text:p>
          </table:table-cell>
          <table:table-cell/>
          <table:table-cell office:value-type="float" office:value="326.081" calcext:value-type="float">
            <text:p>326,081</text:p>
          </table:table-cell>
          <table:table-cell office:value-type="float" office:value="217.707001" calcext:value-type="float">
            <text:p>217,707001</text:p>
          </table:table-cell>
          <table:table-cell table:number-columns-repeated="7"/>
        </table:table-row>
        <table:table-row table:style-name="ro1">
          <table:table-cell office:value-type="float" office:value="117.922" calcext:value-type="float">
            <text:p>117,922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118.789" calcext:value-type="float">
            <text:p>118,789</text:p>
          </table:table-cell>
          <table:table-cell office:value-type="float" office:value="1.978" calcext:value-type="float">
            <text:p>1,978</text:p>
          </table:table-cell>
          <table:table-cell/>
          <table:table-cell office:value-type="float" office:value="323.758" calcext:value-type="float">
            <text:p>323,758</text:p>
          </table:table-cell>
          <table:table-cell office:value-type="float" office:value="218.472" calcext:value-type="float">
            <text:p>218,472</text:p>
          </table:table-cell>
          <table:table-cell table:number-columns-repeated="7"/>
        </table:table-row>
        <table:table-row table:style-name="ro1">
          <table:table-cell office:value-type="float" office:value="118.698" calcext:value-type="float">
            <text:p>118,698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122.472" calcext:value-type="float">
            <text:p>122,472</text:p>
          </table:table-cell>
          <table:table-cell office:value-type="float" office:value="2.072" calcext:value-type="float">
            <text:p>2,072</text:p>
          </table:table-cell>
          <table:table-cell/>
          <table:table-cell office:value-type="float" office:value="325.412" calcext:value-type="float">
            <text:p>325,412</text:p>
          </table:table-cell>
          <table:table-cell office:value-type="float" office:value="218.686996" calcext:value-type="float">
            <text:p>218,686996</text:p>
          </table:table-cell>
          <table:table-cell table:number-columns-repeated="7"/>
        </table:table-row>
        <table:table-row table:style-name="ro1">
          <table:table-cell office:value-type="float" office:value="119.704" calcext:value-type="float">
            <text:p>119,704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118.614" calcext:value-type="float">
            <text:p>118,614</text:p>
          </table:table-cell>
          <table:table-cell office:value-type="float" office:value="1.902" calcext:value-type="float">
            <text:p>1,902</text:p>
          </table:table-cell>
          <table:table-cell/>
          <table:table-cell office:value-type="float" office:value="323.639" calcext:value-type="float">
            <text:p>323,639</text:p>
          </table:table-cell>
          <table:table-cell office:value-type="float" office:value="217.901001" calcext:value-type="float">
            <text:p>217,901001</text:p>
          </table:table-cell>
          <table:table-cell table:number-columns-repeated="7"/>
        </table:table-row>
        <table:table-row table:style-name="ro1">
          <table:table-cell office:value-type="float" office:value="116.698" calcext:value-type="float">
            <text:p>116,698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123.888" calcext:value-type="float">
            <text:p>123,888</text:p>
          </table:table-cell>
          <table:table-cell office:value-type="float" office:value="2.007" calcext:value-type="float">
            <text:p>2,007</text:p>
          </table:table-cell>
          <table:table-cell/>
          <table:table-cell office:value-type="float" office:value="321.565" calcext:value-type="float">
            <text:p>321,565</text:p>
          </table:table-cell>
          <table:table-cell office:value-type="float" office:value="215.490005" calcext:value-type="float">
            <text:p>215,490005</text:p>
          </table:table-cell>
          <table:table-cell table:number-columns-repeated="7"/>
        </table:table-row>
        <table:table-row table:style-name="ro1">
          <table:table-cell office:value-type="float" office:value="116.35" calcext:value-type="float">
            <text:p>116,35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120.468" calcext:value-type="float">
            <text:p>120,468</text:p>
          </table:table-cell>
          <table:table-cell office:value-type="float" office:value="1.948" calcext:value-type="float">
            <text:p>1,948</text:p>
          </table:table-cell>
          <table:table-cell/>
          <table:table-cell office:value-type="float" office:value="322.048" calcext:value-type="float">
            <text:p>322,048</text:p>
          </table:table-cell>
          <table:table-cell office:value-type="float" office:value="214.175995" calcext:value-type="float">
            <text:p>214,175995</text:p>
          </table:table-cell>
          <table:table-cell table:number-columns-repeated="7"/>
        </table:table-row>
        <table:table-row table:style-name="ro1">
          <table:table-cell office:value-type="float" office:value="117.964" calcext:value-type="float">
            <text:p>117,964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119.793" calcext:value-type="float">
            <text:p>119,793</text:p>
          </table:table-cell>
          <table:table-cell office:value-type="float" office:value="1.946" calcext:value-type="float">
            <text:p>1,946</text:p>
          </table:table-cell>
          <table:table-cell/>
          <table:table-cell office:value-type="float" office:value="327.865" calcext:value-type="float">
            <text:p>327,865</text:p>
          </table:table-cell>
          <table:table-cell office:value-type="float" office:value="217.384003" calcext:value-type="float">
            <text:p>217,384003</text:p>
          </table:table-cell>
          <table:table-cell table:number-columns-repeated="7"/>
        </table:table-row>
        <table:table-row table:style-name="ro1">
          <table:table-cell office:value-type="float" office:value="117.436" calcext:value-type="float">
            <text:p>117,436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120.267" calcext:value-type="float">
            <text:p>120,267</text:p>
          </table:table-cell>
          <table:table-cell office:value-type="float" office:value="1.961" calcext:value-type="float">
            <text:p>1,961</text:p>
          </table:table-cell>
          <table:table-cell/>
          <table:table-cell office:value-type="float" office:value="323.778" calcext:value-type="float">
            <text:p>323,778</text:p>
          </table:table-cell>
          <table:table-cell office:value-type="float" office:value="218.658005" calcext:value-type="float">
            <text:p>218,658005</text:p>
          </table:table-cell>
          <table:table-cell table:number-columns-repeated="7"/>
        </table:table-row>
        <table:table-row table:style-name="ro1">
          <table:table-cell office:value-type="float" office:value="116.991" calcext:value-type="float">
            <text:p>116,991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122.247" calcext:value-type="float">
            <text:p>122,247</text:p>
          </table:table-cell>
          <table:table-cell office:value-type="float" office:value="1.993" calcext:value-type="float">
            <text:p>1,993</text:p>
          </table:table-cell>
          <table:table-cell/>
          <table:table-cell office:value-type="float" office:value="323.569" calcext:value-type="float">
            <text:p>323,569</text:p>
          </table:table-cell>
          <table:table-cell office:value-type="float" office:value="217.587006" calcext:value-type="float">
            <text:p>217,587006</text:p>
          </table:table-cell>
          <table:table-cell table:number-columns-repeated="7"/>
        </table:table-row>
        <table:table-row table:style-name="ro1">
          <table:table-cell office:value-type="float" office:value="117.88" calcext:value-type="float">
            <text:p>117,88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128.233" calcext:value-type="float">
            <text:p>128,233</text:p>
          </table:table-cell>
          <table:table-cell office:value-type="float" office:value="1.922" calcext:value-type="float">
            <text:p>1,922</text:p>
          </table:table-cell>
          <table:table-cell/>
          <table:table-cell office:value-type="float" office:value="325.025" calcext:value-type="float">
            <text:p>325,025</text:p>
          </table:table-cell>
          <table:table-cell office:value-type="float" office:value="218.518997" calcext:value-type="float">
            <text:p>218,518997</text:p>
          </table:table-cell>
          <table:table-cell table:number-columns-repeated="7"/>
        </table:table-row>
        <table:table-row table:style-name="ro1">
          <table:table-cell office:value-type="float" office:value="117.04" calcext:value-type="float">
            <text:p>117,04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119.093" calcext:value-type="float">
            <text:p>119,093</text:p>
          </table:table-cell>
          <table:table-cell office:value-type="float" office:value="1.997" calcext:value-type="float">
            <text:p>1,997</text:p>
          </table:table-cell>
          <table:table-cell/>
          <table:table-cell office:value-type="float" office:value="328.99" calcext:value-type="float">
            <text:p>328,99</text:p>
          </table:table-cell>
          <table:table-cell office:value-type="float" office:value="219.811996" calcext:value-type="float">
            <text:p>219,811996</text:p>
          </table:table-cell>
          <table:table-cell table:number-columns-repeated="7"/>
        </table:table-row>
        <table:table-row table:style-name="ro1">
          <table:table-cell office:value-type="float" office:value="116.92" calcext:value-type="float">
            <text:p>116,92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120.071" calcext:value-type="float">
            <text:p>120,071</text:p>
          </table:table-cell>
          <table:table-cell office:value-type="float" office:value="1.942" calcext:value-type="float">
            <text:p>1,942</text:p>
          </table:table-cell>
          <table:table-cell/>
          <table:table-cell office:value-type="float" office:value="324.114" calcext:value-type="float">
            <text:p>324,114</text:p>
          </table:table-cell>
          <table:table-cell office:value-type="float" office:value="218.113007" calcext:value-type="float">
            <text:p>218,113007</text:p>
          </table:table-cell>
          <table:table-cell table:number-columns-repeated="7"/>
        </table:table-row>
        <table:table-row table:style-name="ro1">
          <table:table-cell office:value-type="float" office:value="116.104" calcext:value-type="float">
            <text:p>116,104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123.605" calcext:value-type="float">
            <text:p>123,605</text:p>
          </table:table-cell>
          <table:table-cell office:value-type="float" office:value="1.972" calcext:value-type="float">
            <text:p>1,972</text:p>
          </table:table-cell>
          <table:table-cell/>
          <table:table-cell office:value-type="float" office:value="321.475" calcext:value-type="float">
            <text:p>321,475</text:p>
          </table:table-cell>
          <table:table-cell office:value-type="float" office:value="215.886002" calcext:value-type="float">
            <text:p>215,886002</text:p>
          </table:table-cell>
          <table:table-cell table:number-columns-repeated="7"/>
        </table:table-row>
        <table:table-row table:style-name="ro1">
          <table:table-cell office:value-type="float" office:value="116.257" calcext:value-type="float">
            <text:p>116,257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120.269" calcext:value-type="float">
            <text:p>120,269</text:p>
          </table:table-cell>
          <table:table-cell office:value-type="float" office:value="1.992" calcext:value-type="float">
            <text:p>1,992</text:p>
          </table:table-cell>
          <table:table-cell/>
          <table:table-cell office:value-type="float" office:value="323.184" calcext:value-type="float">
            <text:p>323,184</text:p>
          </table:table-cell>
          <table:table-cell office:value-type="float" office:value="216.968994" calcext:value-type="float">
            <text:p>216,968994</text:p>
          </table:table-cell>
          <table:table-cell table:number-columns-repeated="7"/>
        </table:table-row>
        <table:table-row table:style-name="ro1">
          <table:table-cell office:value-type="float" office:value="116.796" calcext:value-type="float">
            <text:p>116,796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119.365" calcext:value-type="float">
            <text:p>119,365</text:p>
          </table:table-cell>
          <table:table-cell office:value-type="float" office:value="1.942" calcext:value-type="float">
            <text:p>1,942</text:p>
          </table:table-cell>
          <table:table-cell/>
          <table:table-cell office:value-type="float" office:value="325.033" calcext:value-type="float">
            <text:p>325,033</text:p>
          </table:table-cell>
          <table:table-cell office:value-type="float" office:value="218.716995" calcext:value-type="float">
            <text:p>218,716995</text:p>
          </table:table-cell>
          <table:table-cell table:number-columns-repeated="7"/>
        </table:table-row>
        <table:table-row table:style-name="ro1">
          <table:table-cell office:value-type="float" office:value="116.075" calcext:value-type="float">
            <text:p>116,075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119.423" calcext:value-type="float">
            <text:p>119,423</text:p>
          </table:table-cell>
          <table:table-cell office:value-type="float" office:value="1.951" calcext:value-type="float">
            <text:p>1,951</text:p>
          </table:table-cell>
          <table:table-cell/>
          <table:table-cell office:value-type="float" office:value="322.269" calcext:value-type="float">
            <text:p>322,269</text:p>
          </table:table-cell>
          <table:table-cell office:value-type="float" office:value="216.102997" calcext:value-type="float">
            <text:p>216,102997</text:p>
          </table:table-cell>
          <table:table-cell table:number-columns-repeated="7"/>
        </table:table-row>
        <table:table-row table:style-name="ro1">
          <table:table-cell office:value-type="float" office:value="121.357" calcext:value-type="float">
            <text:p>121,357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118.977" calcext:value-type="float">
            <text:p>118,977</text:p>
          </table:table-cell>
          <table:table-cell office:value-type="float" office:value="1.995" calcext:value-type="float">
            <text:p>1,995</text:p>
          </table:table-cell>
          <table:table-cell/>
          <table:table-cell office:value-type="float" office:value="321.404" calcext:value-type="float">
            <text:p>321,404</text:p>
          </table:table-cell>
          <table:table-cell office:value-type="float" office:value="215.707001" calcext:value-type="float">
            <text:p>215,707001</text:p>
          </table:table-cell>
          <table:table-cell table:number-columns-repeated="7"/>
        </table:table-row>
        <table:table-row table:style-name="ro1">
          <table:table-cell office:value-type="float" office:value="117.876" calcext:value-type="float">
            <text:p>117,876</text:p>
          </table:table-cell>
          <table:table-cell office:value-type="float" office:value="0.046" calcext:value-type="float">
            <text:p>0,046</text:p>
          </table:table-cell>
          <table:table-cell/>
          <table:table-cell office:value-type="float" office:value="122.917" calcext:value-type="float">
            <text:p>122,917</text:p>
          </table:table-cell>
          <table:table-cell office:value-type="float" office:value="1.942" calcext:value-type="float">
            <text:p>1,942</text:p>
          </table:table-cell>
          <table:table-cell/>
          <table:table-cell office:value-type="float" office:value="324.059" calcext:value-type="float">
            <text:p>324,059</text:p>
          </table:table-cell>
          <table:table-cell office:value-type="float" office:value="217.106003" calcext:value-type="float">
            <text:p>217,106003</text:p>
          </table:table-cell>
          <table:table-cell table:number-columns-repeated="7"/>
        </table:table-row>
        <table:table-row table:style-name="ro1">
          <table:table-cell office:value-type="float" office:value="116.301" calcext:value-type="float">
            <text:p>116,301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119.242" calcext:value-type="float">
            <text:p>119,242</text:p>
          </table:table-cell>
          <table:table-cell office:value-type="float" office:value="2.003" calcext:value-type="float">
            <text:p>2,003</text:p>
          </table:table-cell>
          <table:table-cell/>
          <table:table-cell office:value-type="float" office:value="336.753" calcext:value-type="float">
            <text:p>336,753</text:p>
          </table:table-cell>
          <table:table-cell office:value-type="float" office:value="226.757004" calcext:value-type="float">
            <text:p>226,757004</text:p>
          </table:table-cell>
          <table:table-cell table:number-columns-repeated="7"/>
        </table:table-row>
        <table:table-row table:style-name="ro1">
          <table:table-cell office:value-type="float" office:value="120.786" calcext:value-type="float">
            <text:p>120,786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123.991" calcext:value-type="float">
            <text:p>123,991</text:p>
          </table:table-cell>
          <table:table-cell office:value-type="float" office:value="2.052" calcext:value-type="float">
            <text:p>2,052</text:p>
          </table:table-cell>
          <table:table-cell/>
          <table:table-cell office:value-type="float" office:value="359.913" calcext:value-type="float">
            <text:p>359,913</text:p>
          </table:table-cell>
          <table:table-cell office:value-type="float" office:value="218.158005" calcext:value-type="float">
            <text:p>218,158005</text:p>
          </table:table-cell>
          <table:table-cell table:number-columns-repeated="7"/>
        </table:table-row>
        <table:table-row table:style-name="ro1">
          <table:table-cell office:value-type="float" office:value="120.314" calcext:value-type="float">
            <text:p>120,314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124.82" calcext:value-type="float">
            <text:p>124,82</text:p>
          </table:table-cell>
          <table:table-cell office:value-type="float" office:value="1.968" calcext:value-type="float">
            <text:p>1,968</text:p>
          </table:table-cell>
          <table:table-cell/>
          <table:table-cell office:value-type="float" office:value="322.616" calcext:value-type="float">
            <text:p>322,616</text:p>
          </table:table-cell>
          <table:table-cell office:value-type="float" office:value="217.108002" calcext:value-type="float">
            <text:p>217,108002</text:p>
          </table:table-cell>
          <table:table-cell table:number-columns-repeated="7"/>
        </table:table-row>
        <table:table-row table:style-name="ro1">
          <table:table-cell office:value-type="float" office:value="116.656" calcext:value-type="float">
            <text:p>116,656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118.818" calcext:value-type="float">
            <text:p>118,818</text:p>
          </table:table-cell>
          <table:table-cell office:value-type="float" office:value="2.091" calcext:value-type="float">
            <text:p>2,091</text:p>
          </table:table-cell>
          <table:table-cell/>
          <table:table-cell office:value-type="float" office:value="323.533" calcext:value-type="float">
            <text:p>323,533</text:p>
          </table:table-cell>
          <table:table-cell office:value-type="float" office:value="218.332001" calcext:value-type="float">
            <text:p>218,332001</text:p>
          </table:table-cell>
          <table:table-cell table:number-columns-repeated="7"/>
        </table:table-row>
        <table:table-row table:style-name="ro1">
          <table:table-cell office:value-type="float" office:value="117.405" calcext:value-type="float">
            <text:p>117,405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119.883" calcext:value-type="float">
            <text:p>119,883</text:p>
          </table:table-cell>
          <table:table-cell office:value-type="float" office:value="1.975" calcext:value-type="float">
            <text:p>1,975</text:p>
          </table:table-cell>
          <table:table-cell/>
          <table:table-cell office:value-type="float" office:value="324.562" calcext:value-type="float">
            <text:p>324,562</text:p>
          </table:table-cell>
          <table:table-cell office:value-type="float" office:value="218.453003" calcext:value-type="float">
            <text:p>218,453003</text:p>
          </table:table-cell>
          <table:table-cell table:number-columns-repeated="7"/>
        </table:table-row>
        <table:table-row table:style-name="ro1">
          <table:table-cell office:value-type="float" office:value="116.49" calcext:value-type="float">
            <text:p>116,49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123.272" calcext:value-type="float">
            <text:p>123,272</text:p>
          </table:table-cell>
          <table:table-cell office:value-type="float" office:value="1.975" calcext:value-type="float">
            <text:p>1,975</text:p>
          </table:table-cell>
          <table:table-cell/>
          <table:table-cell office:value-type="float" office:value="321.625" calcext:value-type="float">
            <text:p>321,625</text:p>
          </table:table-cell>
          <table:table-cell office:value-type="float" office:value="216.399994" calcext:value-type="float">
            <text:p>216,399994</text:p>
          </table:table-cell>
          <table:table-cell table:number-columns-repeated="7"/>
        </table:table-row>
        <table:table-row table:style-name="ro1">
          <table:table-cell office:value-type="float" office:value="118.806" calcext:value-type="float">
            <text:p>118,806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120.167" calcext:value-type="float">
            <text:p>120,167</text:p>
          </table:table-cell>
          <table:table-cell office:value-type="float" office:value="2.03" calcext:value-type="float">
            <text:p>2,03</text:p>
          </table:table-cell>
          <table:table-cell/>
          <table:table-cell office:value-type="float" office:value="325.742" calcext:value-type="float">
            <text:p>325,742</text:p>
          </table:table-cell>
          <table:table-cell office:value-type="float" office:value="219.735001" calcext:value-type="float">
            <text:p>219,735001</text:p>
          </table:table-cell>
          <table:table-cell table:number-columns-repeated="7"/>
        </table:table-row>
        <table:table-row table:style-name="ro1">
          <table:table-cell office:value-type="float" office:value="116.554" calcext:value-type="float">
            <text:p>116,554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126.187" calcext:value-type="float">
            <text:p>126,187</text:p>
          </table:table-cell>
          <table:table-cell office:value-type="float" office:value="2.003" calcext:value-type="float">
            <text:p>2,003</text:p>
          </table:table-cell>
          <table:table-cell/>
          <table:table-cell office:value-type="float" office:value="324.06" calcext:value-type="float">
            <text:p>324,06</text:p>
          </table:table-cell>
          <table:table-cell office:value-type="float" office:value="218.160004" calcext:value-type="float">
            <text:p>218,160004</text:p>
          </table:table-cell>
          <table:table-cell table:number-columns-repeated="7"/>
        </table:table-row>
        <table:table-row table:style-name="ro1">
          <table:table-cell office:value-type="float" office:value="117.921" calcext:value-type="float">
            <text:p>117,921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120.541" calcext:value-type="float">
            <text:p>120,541</text:p>
          </table:table-cell>
          <table:table-cell office:value-type="float" office:value="1.946" calcext:value-type="float">
            <text:p>1,946</text:p>
          </table:table-cell>
          <table:table-cell/>
          <table:table-cell office:value-type="float" office:value="324.684" calcext:value-type="float">
            <text:p>324,684</text:p>
          </table:table-cell>
          <table:table-cell office:value-type="float" office:value="217.449005" calcext:value-type="float">
            <text:p>217,449005</text:p>
          </table:table-cell>
          <table:table-cell table:number-columns-repeated="7"/>
        </table:table-row>
        <table:table-row table:style-name="ro1">
          <table:table-cell office:value-type="float" office:value="118.497" calcext:value-type="float">
            <text:p>118,497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119.212" calcext:value-type="float">
            <text:p>119,212</text:p>
          </table:table-cell>
          <table:table-cell office:value-type="float" office:value="1.941" calcext:value-type="float">
            <text:p>1,941</text:p>
          </table:table-cell>
          <table:table-cell/>
          <table:table-cell office:value-type="float" office:value="322.488" calcext:value-type="float">
            <text:p>322,488</text:p>
          </table:table-cell>
          <table:table-cell office:value-type="float" office:value="216.817993" calcext:value-type="float">
            <text:p>216,817993</text:p>
          </table:table-cell>
          <table:table-cell table:number-columns-repeated="7"/>
        </table:table-row>
        <table:table-row table:style-name="ro1">
          <table:table-cell office:value-type="float" office:value="117.07" calcext:value-type="float">
            <text:p>117,07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119.02" calcext:value-type="float">
            <text:p>119,02</text:p>
          </table:table-cell>
          <table:table-cell office:value-type="float" office:value="2.008" calcext:value-type="float">
            <text:p>2,008</text:p>
          </table:table-cell>
          <table:table-cell/>
          <table:table-cell office:value-type="float" office:value="326.134" calcext:value-type="float">
            <text:p>326,134</text:p>
          </table:table-cell>
          <table:table-cell office:value-type="float" office:value="215.259995" calcext:value-type="float">
            <text:p>215,259995</text:p>
          </table:table-cell>
          <table:table-cell table:number-columns-repeated="7"/>
        </table:table-row>
        <table:table-row table:style-name="ro1">
          <table:table-cell office:value-type="float" office:value="116.265" calcext:value-type="float">
            <text:p>116,265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124.455" calcext:value-type="float">
            <text:p>124,455</text:p>
          </table:table-cell>
          <table:table-cell office:value-type="float" office:value="1.939" calcext:value-type="float">
            <text:p>1,939</text:p>
          </table:table-cell>
          <table:table-cell/>
          <table:table-cell office:value-type="float" office:value="321.993" calcext:value-type="float">
            <text:p>321,993</text:p>
          </table:table-cell>
          <table:table-cell office:value-type="float" office:value="216.335007" calcext:value-type="float">
            <text:p>216,335007</text:p>
          </table:table-cell>
          <table:table-cell table:number-columns-repeated="7"/>
        </table:table-row>
        <table:table-row table:style-name="ro1">
          <table:table-cell office:value-type="float" office:value="116.991" calcext:value-type="float">
            <text:p>116,991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118.824" calcext:value-type="float">
            <text:p>118,824</text:p>
          </table:table-cell>
          <table:table-cell office:value-type="float" office:value="2.076" calcext:value-type="float">
            <text:p>2,076</text:p>
          </table:table-cell>
          <table:table-cell/>
          <table:table-cell office:value-type="float" office:value="322.5" calcext:value-type="float">
            <text:p>322,5</text:p>
          </table:table-cell>
          <table:table-cell office:value-type="float" office:value="216.871994" calcext:value-type="float">
            <text:p>216,871994</text:p>
          </table:table-cell>
          <table:table-cell table:number-columns-repeated="7"/>
        </table:table-row>
        <table:table-row table:style-name="ro1">
          <table:table-cell office:value-type="float" office:value="116.552" calcext:value-type="float">
            <text:p>116,552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118.271" calcext:value-type="float">
            <text:p>118,271</text:p>
          </table:table-cell>
          <table:table-cell office:value-type="float" office:value="1.898" calcext:value-type="float">
            <text:p>1,898</text:p>
          </table:table-cell>
          <table:table-cell/>
          <table:table-cell office:value-type="float" office:value="325.196" calcext:value-type="float">
            <text:p>325,196</text:p>
          </table:table-cell>
          <table:table-cell office:value-type="float" office:value="219.110992" calcext:value-type="float">
            <text:p>219,110992</text:p>
          </table:table-cell>
          <table:table-cell table:number-columns-repeated="7"/>
        </table:table-row>
        <table:table-row table:style-name="ro1">
          <table:table-cell office:value-type="float" office:value="124.809" calcext:value-type="float">
            <text:p>124,809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118.717" calcext:value-type="float">
            <text:p>118,717</text:p>
          </table:table-cell>
          <table:table-cell office:value-type="float" office:value="1.872" calcext:value-type="float">
            <text:p>1,872</text:p>
          </table:table-cell>
          <table:table-cell/>
          <table:table-cell office:value-type="float" office:value="329.758" calcext:value-type="float">
            <text:p>329,758</text:p>
          </table:table-cell>
          <table:table-cell office:value-type="float" office:value="217.938004" calcext:value-type="float">
            <text:p>217,938004</text:p>
          </table:table-cell>
          <table:table-cell table:number-columns-repeated="7"/>
        </table:table-row>
        <table:table-row table:style-name="ro1">
          <table:table-cell office:value-type="float" office:value="118.71" calcext:value-type="float">
            <text:p>118,71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129.006" calcext:value-type="float">
            <text:p>129,006</text:p>
          </table:table-cell>
          <table:table-cell office:value-type="float" office:value="2.018" calcext:value-type="float">
            <text:p>2,018</text:p>
          </table:table-cell>
          <table:table-cell/>
          <table:table-cell office:value-type="float" office:value="327.25" calcext:value-type="float">
            <text:p>327,25</text:p>
          </table:table-cell>
          <table:table-cell office:value-type="float" office:value="218.414001" calcext:value-type="float">
            <text:p>218,414001</text:p>
          </table:table-cell>
          <table:table-cell table:number-columns-repeated="7"/>
        </table:table-row>
        <table:table-row table:style-name="ro1">
          <table:table-cell office:value-type="float" office:value="116.376" calcext:value-type="float">
            <text:p>116,376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123.189" calcext:value-type="float">
            <text:p>123,189</text:p>
          </table:table-cell>
          <table:table-cell office:value-type="float" office:value="2.041" calcext:value-type="float">
            <text:p>2,041</text:p>
          </table:table-cell>
          <table:table-cell/>
          <table:table-cell office:value-type="float" office:value="325.581" calcext:value-type="float">
            <text:p>325,581</text:p>
          </table:table-cell>
          <table:table-cell office:value-type="float" office:value="219.169998" calcext:value-type="float">
            <text:p>219,169998</text:p>
          </table:table-cell>
          <table:table-cell table:number-columns-repeated="7"/>
        </table:table-row>
        <table:table-row table:style-name="ro1">
          <table:table-cell office:value-type="float" office:value="118.657" calcext:value-type="float">
            <text:p>118,657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119.072" calcext:value-type="float">
            <text:p>119,072</text:p>
          </table:table-cell>
          <table:table-cell office:value-type="float" office:value="1.87" calcext:value-type="float">
            <text:p>1,87</text:p>
          </table:table-cell>
          <table:table-cell/>
          <table:table-cell office:value-type="float" office:value="328.28" calcext:value-type="float">
            <text:p>328,28</text:p>
          </table:table-cell>
          <table:table-cell office:value-type="float" office:value="219.744995" calcext:value-type="float">
            <text:p>219,744995</text:p>
          </table:table-cell>
          <table:table-cell table:number-columns-repeated="7"/>
        </table:table-row>
        <table:table-row table:style-name="ro1">
          <table:table-cell office:value-type="float" office:value="118.869" calcext:value-type="float">
            <text:p>118,869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122.405" calcext:value-type="float">
            <text:p>122,405</text:p>
          </table:table-cell>
          <table:table-cell office:value-type="float" office:value="2.001" calcext:value-type="float">
            <text:p>2,001</text:p>
          </table:table-cell>
          <table:table-cell/>
          <table:table-cell office:value-type="float" office:value="324.654" calcext:value-type="float">
            <text:p>324,654</text:p>
          </table:table-cell>
          <table:table-cell office:value-type="float" office:value="216.664001" calcext:value-type="float">
            <text:p>216,664001</text:p>
          </table:table-cell>
          <table:table-cell table:number-columns-repeated="7"/>
        </table:table-row>
        <table:table-row table:style-name="ro1">
          <table:table-cell office:value-type="float" office:value="121.254" calcext:value-type="float">
            <text:p>121,254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119.05" calcext:value-type="float">
            <text:p>119,05</text:p>
          </table:table-cell>
          <table:table-cell office:value-type="float" office:value="1.995" calcext:value-type="float">
            <text:p>1,995</text:p>
          </table:table-cell>
          <table:table-cell/>
          <table:table-cell office:value-type="float" office:value="326.189" calcext:value-type="float">
            <text:p>326,189</text:p>
          </table:table-cell>
          <table:table-cell office:value-type="float" office:value="220.031006" calcext:value-type="float">
            <text:p>220,031006</text:p>
          </table:table-cell>
          <table:table-cell table:number-columns-repeated="7"/>
        </table:table-row>
        <table:table-row table:style-name="ro1">
          <table:table-cell office:value-type="float" office:value="121.325" calcext:value-type="float">
            <text:p>121,325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127.89" calcext:value-type="float">
            <text:p>127,89</text:p>
          </table:table-cell>
          <table:table-cell office:value-type="float" office:value="2.003" calcext:value-type="float">
            <text:p>2,003</text:p>
          </table:table-cell>
          <table:table-cell/>
          <table:table-cell office:value-type="float" office:value="325.267" calcext:value-type="float">
            <text:p>325,267</text:p>
          </table:table-cell>
          <table:table-cell office:value-type="float" office:value="219.524994" calcext:value-type="float">
            <text:p>219,524994</text:p>
          </table:table-cell>
          <table:table-cell table:number-columns-repeated="7"/>
        </table:table-row>
        <table:table-row table:style-name="ro1">
          <table:table-cell office:value-type="float" office:value="117.536" calcext:value-type="float">
            <text:p>117,536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119.216" calcext:value-type="float">
            <text:p>119,216</text:p>
          </table:table-cell>
          <table:table-cell office:value-type="float" office:value="1.975" calcext:value-type="float">
            <text:p>1,975</text:p>
          </table:table-cell>
          <table:table-cell/>
          <table:table-cell office:value-type="float" office:value="325.539" calcext:value-type="float">
            <text:p>325,539</text:p>
          </table:table-cell>
          <table:table-cell office:value-type="float" office:value="218.923004" calcext:value-type="float">
            <text:p>218,923004</text:p>
          </table:table-cell>
          <table:table-cell table:number-columns-repeated="7"/>
        </table:table-row>
        <table:table-row table:style-name="ro1">
          <table:table-cell office:value-type="float" office:value="116.724" calcext:value-type="float">
            <text:p>116,724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124.059" calcext:value-type="float">
            <text:p>124,059</text:p>
          </table:table-cell>
          <table:table-cell office:value-type="float" office:value="1.988" calcext:value-type="float">
            <text:p>1,988</text:p>
          </table:table-cell>
          <table:table-cell/>
          <table:table-cell office:value-type="float" office:value="321.954" calcext:value-type="float">
            <text:p>321,954</text:p>
          </table:table-cell>
          <table:table-cell office:value-type="float" office:value="216.147995" calcext:value-type="float">
            <text:p>216,147995</text:p>
          </table:table-cell>
          <table:table-cell table:number-columns-repeated="7"/>
        </table:table-row>
        <table:table-row table:style-name="ro1">
          <table:table-cell office:value-type="float" office:value="119.913" calcext:value-type="float">
            <text:p>119,913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118.202" calcext:value-type="float">
            <text:p>118,202</text:p>
          </table:table-cell>
          <table:table-cell office:value-type="float" office:value="2.078" calcext:value-type="float">
            <text:p>2,078</text:p>
          </table:table-cell>
          <table:table-cell/>
          <table:table-cell office:value-type="float" office:value="330.546" calcext:value-type="float">
            <text:p>330,546</text:p>
          </table:table-cell>
          <table:table-cell office:value-type="float" office:value="219.427994" calcext:value-type="float">
            <text:p>219,427994</text:p>
          </table:table-cell>
          <table:table-cell table:number-columns-repeated="7"/>
        </table:table-row>
        <table:table-row table:style-name="ro1">
          <table:table-cell office:value-type="float" office:value="117.434" calcext:value-type="float">
            <text:p>117,434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119.257" calcext:value-type="float">
            <text:p>119,257</text:p>
          </table:table-cell>
          <table:table-cell office:value-type="float" office:value="2.071" calcext:value-type="float">
            <text:p>2,071</text:p>
          </table:table-cell>
          <table:table-cell/>
          <table:table-cell office:value-type="float" office:value="324.42" calcext:value-type="float">
            <text:p>324,42</text:p>
          </table:table-cell>
          <table:table-cell office:value-type="float" office:value="218.742996" calcext:value-type="float">
            <text:p>218,742996</text:p>
          </table:table-cell>
          <table:table-cell table:number-columns-repeated="7"/>
        </table:table-row>
        <table:table-row table:style-name="ro1">
          <table:table-cell office:value-type="float" office:value="116.852" calcext:value-type="float">
            <text:p>116,852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120.488" calcext:value-type="float">
            <text:p>120,488</text:p>
          </table:table-cell>
          <table:table-cell office:value-type="float" office:value="1.98" calcext:value-type="float">
            <text:p>1,98</text:p>
          </table:table-cell>
          <table:table-cell/>
          <table:table-cell office:value-type="float" office:value="326.078" calcext:value-type="float">
            <text:p>326,078</text:p>
          </table:table-cell>
          <table:table-cell office:value-type="float" office:value="219.408005" calcext:value-type="float">
            <text:p>219,408005</text:p>
          </table:table-cell>
          <table:table-cell table:number-columns-repeated="7"/>
        </table:table-row>
        <table:table-row table:style-name="ro1">
          <table:table-cell office:value-type="float" office:value="116.839" calcext:value-type="float">
            <text:p>116,839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119.216" calcext:value-type="float">
            <text:p>119,216</text:p>
          </table:table-cell>
          <table:table-cell office:value-type="float" office:value="1.952" calcext:value-type="float">
            <text:p>1,952</text:p>
          </table:table-cell>
          <table:table-cell/>
          <table:table-cell office:value-type="float" office:value="323.93" calcext:value-type="float">
            <text:p>323,93</text:p>
          </table:table-cell>
          <table:table-cell office:value-type="float" office:value="217.832993" calcext:value-type="float">
            <text:p>217,832993</text:p>
          </table:table-cell>
          <table:table-cell table:number-columns-repeated="7"/>
        </table:table-row>
        <table:table-row table:style-name="ro1">
          <table:table-cell office:value-type="float" office:value="116.851" calcext:value-type="float">
            <text:p>116,851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156.669" calcext:value-type="float">
            <text:p>156,669</text:p>
          </table:table-cell>
          <table:table-cell office:value-type="float" office:value="1.807" calcext:value-type="float">
            <text:p>1,807</text:p>
          </table:table-cell>
          <table:table-cell/>
          <table:table-cell office:value-type="float" office:value="339.659" calcext:value-type="float">
            <text:p>339,659</text:p>
          </table:table-cell>
          <table:table-cell office:value-type="float" office:value="220.386002" calcext:value-type="float">
            <text:p>220,386002</text:p>
          </table:table-cell>
          <table:table-cell table:number-columns-repeated="7"/>
        </table:table-row>
        <table:table-row table:style-name="ro1">
          <table:table-cell office:value-type="float" office:value="120.104" calcext:value-type="float">
            <text:p>120,104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118.506" calcext:value-type="float">
            <text:p>118,506</text:p>
          </table:table-cell>
          <table:table-cell office:value-type="float" office:value="2.058" calcext:value-type="float">
            <text:p>2,058</text:p>
          </table:table-cell>
          <table:table-cell/>
          <table:table-cell office:value-type="float" office:value="324.248" calcext:value-type="float">
            <text:p>324,248</text:p>
          </table:table-cell>
          <table:table-cell office:value-type="float" office:value="218.809998" calcext:value-type="float">
            <text:p>218,809998</text:p>
          </table:table-cell>
          <table:table-cell table:number-columns-repeated="7"/>
        </table:table-row>
        <table:table-row table:style-name="ro1">
          <table:table-cell office:value-type="float" office:value="117.193" calcext:value-type="float">
            <text:p>117,193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118.726" calcext:value-type="float">
            <text:p>118,726</text:p>
          </table:table-cell>
          <table:table-cell office:value-type="float" office:value="1.965" calcext:value-type="float">
            <text:p>1,965</text:p>
          </table:table-cell>
          <table:table-cell/>
          <table:table-cell office:value-type="float" office:value="324.28" calcext:value-type="float">
            <text:p>324,28</text:p>
          </table:table-cell>
          <table:table-cell office:value-type="float" office:value="217.839005" calcext:value-type="float">
            <text:p>217,839005</text:p>
          </table:table-cell>
          <table:table-cell table:number-columns-repeated="7"/>
        </table:table-row>
        <table:table-row table:style-name="ro1">
          <table:table-cell office:value-type="float" office:value="116.573" calcext:value-type="float">
            <text:p>116,573</text:p>
          </table:table-cell>
          <table:table-cell office:value-type="float" office:value="0.061" calcext:value-type="float">
            <text:p>0,061</text:p>
          </table:table-cell>
          <table:table-cell/>
          <table:table-cell office:value-type="float" office:value="125.744" calcext:value-type="float">
            <text:p>125,744</text:p>
          </table:table-cell>
          <table:table-cell office:value-type="float" office:value="1.956" calcext:value-type="float">
            <text:p>1,956</text:p>
          </table:table-cell>
          <table:table-cell/>
          <table:table-cell office:value-type="float" office:value="325.814" calcext:value-type="float">
            <text:p>325,814</text:p>
          </table:table-cell>
          <table:table-cell office:value-type="float" office:value="219.639999" calcext:value-type="float">
            <text:p>219,639999</text:p>
          </table:table-cell>
          <table:table-cell table:number-columns-repeated="7"/>
        </table:table-row>
        <table:table-row table:style-name="ro1">
          <table:table-cell office:value-type="float" office:value="116.086" calcext:value-type="float">
            <text:p>116,086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119.637" calcext:value-type="float">
            <text:p>119,637</text:p>
          </table:table-cell>
          <table:table-cell office:value-type="float" office:value="1.873" calcext:value-type="float">
            <text:p>1,873</text:p>
          </table:table-cell>
          <table:table-cell/>
          <table:table-cell office:value-type="float" office:value="326.272" calcext:value-type="float">
            <text:p>326,272</text:p>
          </table:table-cell>
          <table:table-cell office:value-type="float" office:value="218.063995" calcext:value-type="float">
            <text:p>218,063995</text:p>
          </table:table-cell>
          <table:table-cell table:number-columns-repeated="7"/>
        </table:table-row>
        <table:table-row table:style-name="ro1">
          <table:table-cell office:value-type="float" office:value="117.008" calcext:value-type="float">
            <text:p>117,008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119.006" calcext:value-type="float">
            <text:p>119,006</text:p>
          </table:table-cell>
          <table:table-cell office:value-type="float" office:value="1.975" calcext:value-type="float">
            <text:p>1,975</text:p>
          </table:table-cell>
          <table:table-cell/>
          <table:table-cell office:value-type="float" office:value="341.866" calcext:value-type="float">
            <text:p>341,866</text:p>
          </table:table-cell>
          <table:table-cell office:value-type="float" office:value="219.832001" calcext:value-type="float">
            <text:p>219,832001</text:p>
          </table:table-cell>
          <table:table-cell table:number-columns-repeated="7"/>
        </table:table-row>
        <table:table-row table:style-name="ro1">
          <table:table-cell office:value-type="float" office:value="116.624" calcext:value-type="float">
            <text:p>116,624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119.745" calcext:value-type="float">
            <text:p>119,745</text:p>
          </table:table-cell>
          <table:table-cell office:value-type="float" office:value="1.922" calcext:value-type="float">
            <text:p>1,922</text:p>
          </table:table-cell>
          <table:table-cell/>
          <table:table-cell office:value-type="float" office:value="323.626" calcext:value-type="float">
            <text:p>323,626</text:p>
          </table:table-cell>
          <table:table-cell office:value-type="float" office:value="218.089005" calcext:value-type="float">
            <text:p>218,089005</text:p>
          </table:table-cell>
          <table:table-cell table:number-columns-repeated="7"/>
        </table:table-row>
        <table:table-row table:style-name="ro1">
          <table:table-cell office:value-type="float" office:value="117.378" calcext:value-type="float">
            <text:p>117,378</text:p>
          </table:table-cell>
          <table:table-cell office:value-type="float" office:value="0.041" calcext:value-type="float">
            <text:p>0,041</text:p>
          </table:table-cell>
          <table:table-cell/>
          <table:table-cell office:value-type="float" office:value="118.535" calcext:value-type="float">
            <text:p>118,535</text:p>
          </table:table-cell>
          <table:table-cell office:value-type="float" office:value="2.015" calcext:value-type="float">
            <text:p>2,015</text:p>
          </table:table-cell>
          <table:table-cell/>
          <table:table-cell office:value-type="float" office:value="328.321" calcext:value-type="float">
            <text:p>328,321</text:p>
          </table:table-cell>
          <table:table-cell office:value-type="float" office:value="218.341003" calcext:value-type="float">
            <text:p>218,341003</text:p>
          </table:table-cell>
          <table:table-cell table:number-columns-repeated="7"/>
        </table:table-row>
        <table:table-row table:style-name="ro1">
          <table:table-cell office:value-type="float" office:value="117.057" calcext:value-type="float">
            <text:p>117,057</text:p>
          </table:table-cell>
          <table:table-cell office:value-type="float" office:value="0.036" calcext:value-type="float">
            <text:p>0,036</text:p>
          </table:table-cell>
          <table:table-cell/>
          <table:table-cell office:value-type="float" office:value="118.818" calcext:value-type="float">
            <text:p>118,818</text:p>
          </table:table-cell>
          <table:table-cell office:value-type="float" office:value="1.951" calcext:value-type="float">
            <text:p>1,951</text:p>
          </table:table-cell>
          <table:table-cell/>
          <table:table-cell office:value-type="float" office:value="323.098" calcext:value-type="float">
            <text:p>323,098</text:p>
          </table:table-cell>
          <table:table-cell office:value-type="float" office:value="217.682007" calcext:value-type="float">
            <text:p>217,682007</text:p>
          </table:table-cell>
          <table:table-cell table:number-columns-repeated="7"/>
        </table:table-row>
        <table:table-row table:style-name="ro1">
          <table:table-cell office:value-type="float" office:value="116.171" calcext:value-type="float">
            <text:p>116,171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119.747" calcext:value-type="float">
            <text:p>119,747</text:p>
          </table:table-cell>
          <table:table-cell office:value-type="float" office:value="1.991" calcext:value-type="float">
            <text:p>1,991</text:p>
          </table:table-cell>
          <table:table-cell/>
          <table:table-cell office:value-type="float" office:value="328.397" calcext:value-type="float">
            <text:p>328,397</text:p>
          </table:table-cell>
          <table:table-cell office:value-type="float" office:value="220.339996" calcext:value-type="float">
            <text:p>220,339996</text:p>
          </table:table-cell>
          <table:table-cell table:number-columns-repeated="7"/>
        </table:table-row>
        <table:table-row table:style-name="ro1">
          <table:table-cell office:value-type="float" office:value="116.399" calcext:value-type="float">
            <text:p>116,399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122.012" calcext:value-type="float">
            <text:p>122,012</text:p>
          </table:table-cell>
          <table:table-cell office:value-type="float" office:value="1.967" calcext:value-type="float">
            <text:p>1,967</text:p>
          </table:table-cell>
          <table:table-cell/>
          <table:table-cell office:value-type="float" office:value="329.966" calcext:value-type="float">
            <text:p>329,966</text:p>
          </table:table-cell>
          <table:table-cell office:value-type="float" office:value="217.554993" calcext:value-type="float">
            <text:p>217,554993</text:p>
          </table:table-cell>
          <table:table-cell table:number-columns-repeated="7"/>
        </table:table-row>
        <table:table-row table:style-name="ro1">
          <table:table-cell office:value-type="float" office:value="117.137" calcext:value-type="float">
            <text:p>117,137</text:p>
          </table:table-cell>
          <table:table-cell office:value-type="float" office:value="0.032" calcext:value-type="float">
            <text:p>0,032</text:p>
          </table:table-cell>
          <table:table-cell/>
          <table:table-cell office:value-type="float" office:value="118.852" calcext:value-type="float">
            <text:p>118,852</text:p>
          </table:table-cell>
          <table:table-cell office:value-type="float" office:value="1.908" calcext:value-type="float">
            <text:p>1,908</text:p>
          </table:table-cell>
          <table:table-cell/>
          <table:table-cell office:value-type="float" office:value="325.177" calcext:value-type="float">
            <text:p>325,177</text:p>
          </table:table-cell>
          <table:table-cell office:value-type="float" office:value="219.623993" calcext:value-type="float">
            <text:p>219,623993</text:p>
          </table:table-cell>
          <table:table-cell table:number-columns-repeated="7"/>
        </table:table-row>
        <table:table-row table:style-name="ro1">
          <table:table-cell office:value-type="float" office:value="117.46" calcext:value-type="float">
            <text:p>117,46</text:p>
          </table:table-cell>
          <table:table-cell office:value-type="float" office:value="0.046" calcext:value-type="float">
            <text:p>0,046</text:p>
          </table:table-cell>
          <table:table-cell/>
          <table:table-cell office:value-type="float" office:value="144.042" calcext:value-type="float">
            <text:p>144,042</text:p>
          </table:table-cell>
          <table:table-cell office:value-type="float" office:value="1.877" calcext:value-type="float">
            <text:p>1,877</text:p>
          </table:table-cell>
          <table:table-cell/>
          <table:table-cell office:value-type="float" office:value="327.861" calcext:value-type="float">
            <text:p>327,861</text:p>
          </table:table-cell>
          <table:table-cell office:value-type="float" office:value="219.261993" calcext:value-type="float">
            <text:p>219,261993</text:p>
          </table:table-cell>
          <table:table-cell table:number-columns-repeated="7"/>
        </table:table-row>
        <table:table-row table:style-name="ro1">
          <table:table-cell office:value-type="float" office:value="116.542" calcext:value-type="float">
            <text:p>116,542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119.685" calcext:value-type="float">
            <text:p>119,685</text:p>
          </table:table-cell>
          <table:table-cell office:value-type="float" office:value="2.005" calcext:value-type="float">
            <text:p>2,005</text:p>
          </table:table-cell>
          <table:table-cell/>
          <table:table-cell office:value-type="float" office:value="324.155" calcext:value-type="float">
            <text:p>324,155</text:p>
          </table:table-cell>
          <table:table-cell office:value-type="float" office:value="218.380997" calcext:value-type="float">
            <text:p>218,380997</text:p>
          </table:table-cell>
          <table:table-cell table:number-columns-repeated="7"/>
        </table:table-row>
        <table:table-row table:style-name="ro1">
          <table:table-cell office:value-type="float" office:value="116.376" calcext:value-type="float">
            <text:p>116,376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119.574" calcext:value-type="float">
            <text:p>119,574</text:p>
          </table:table-cell>
          <table:table-cell office:value-type="float" office:value="1.996" calcext:value-type="float">
            <text:p>1,996</text:p>
          </table:table-cell>
          <table:table-cell/>
          <table:table-cell office:value-type="float" office:value="331.838" calcext:value-type="float">
            <text:p>331,838</text:p>
          </table:table-cell>
          <table:table-cell office:value-type="float" office:value="218.710007" calcext:value-type="float">
            <text:p>218,710007</text:p>
          </table:table-cell>
          <table:table-cell table:number-columns-repeated="7"/>
        </table:table-row>
        <table:table-row table:style-name="ro1">
          <table:table-cell office:value-type="float" office:value="123.612" calcext:value-type="float">
            <text:p>123,612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118.742" calcext:value-type="float">
            <text:p>118,742</text:p>
          </table:table-cell>
          <table:table-cell office:value-type="float" office:value="1.937" calcext:value-type="float">
            <text:p>1,937</text:p>
          </table:table-cell>
          <table:table-cell/>
          <table:table-cell office:value-type="float" office:value="326.336" calcext:value-type="float">
            <text:p>326,336</text:p>
          </table:table-cell>
          <table:table-cell office:value-type="float" office:value="216.942001" calcext:value-type="float">
            <text:p>216,942001</text:p>
          </table:table-cell>
          <table:table-cell table:number-columns-repeated="7"/>
        </table:table-row>
        <table:table-row table:style-name="ro1">
          <table:table-cell office:value-type="float" office:value="124.219" calcext:value-type="float">
            <text:p>124,219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120.473" calcext:value-type="float">
            <text:p>120,473</text:p>
          </table:table-cell>
          <table:table-cell office:value-type="float" office:value="2.008" calcext:value-type="float">
            <text:p>2,008</text:p>
          </table:table-cell>
          <table:table-cell/>
          <table:table-cell office:value-type="float" office:value="325.083" calcext:value-type="float">
            <text:p>325,083</text:p>
          </table:table-cell>
          <table:table-cell office:value-type="float" office:value="219.160004" calcext:value-type="float">
            <text:p>219,160004</text:p>
          </table:table-cell>
          <table:table-cell table:number-columns-repeated="7"/>
        </table:table-row>
        <table:table-row table:style-name="ro1">
          <table:table-cell office:value-type="float" office:value="119.086" calcext:value-type="float">
            <text:p>119,086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118.824" calcext:value-type="float">
            <text:p>118,824</text:p>
          </table:table-cell>
          <table:table-cell office:value-type="float" office:value="1.951" calcext:value-type="float">
            <text:p>1,951</text:p>
          </table:table-cell>
          <table:table-cell/>
          <table:table-cell office:value-type="float" office:value="325.334" calcext:value-type="float">
            <text:p>325,334</text:p>
          </table:table-cell>
          <table:table-cell office:value-type="float" office:value="218.936996" calcext:value-type="float">
            <text:p>218,936996</text:p>
          </table:table-cell>
          <table:table-cell table:number-columns-repeated="7"/>
        </table:table-row>
        <table:table-row table:style-name="ro1">
          <table:table-cell office:value-type="float" office:value="117.262" calcext:value-type="float">
            <text:p>117,262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119.165" calcext:value-type="float">
            <text:p>119,165</text:p>
          </table:table-cell>
          <table:table-cell office:value-type="float" office:value="2.023" calcext:value-type="float">
            <text:p>2,023</text:p>
          </table:table-cell>
          <table:table-cell/>
          <table:table-cell office:value-type="float" office:value="325.856" calcext:value-type="float">
            <text:p>325,856</text:p>
          </table:table-cell>
          <table:table-cell office:value-type="float" office:value="218.156998" calcext:value-type="float">
            <text:p>218,156998</text:p>
          </table:table-cell>
          <table:table-cell table:number-columns-repeated="7"/>
        </table:table-row>
        <table:table-row table:style-name="ro1">
          <table:table-cell office:value-type="float" office:value="116.903" calcext:value-type="float">
            <text:p>116,903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125.049" calcext:value-type="float">
            <text:p>125,049</text:p>
          </table:table-cell>
          <table:table-cell office:value-type="float" office:value="1.929" calcext:value-type="float">
            <text:p>1,929</text:p>
          </table:table-cell>
          <table:table-cell/>
          <table:table-cell office:value-type="float" office:value="327.303" calcext:value-type="float">
            <text:p>327,303</text:p>
          </table:table-cell>
          <table:table-cell office:value-type="float" office:value="220.531998" calcext:value-type="float">
            <text:p>220,531998</text:p>
          </table:table-cell>
          <table:table-cell table:number-columns-repeated="7"/>
        </table:table-row>
        <table:table-row table:style-name="ro1">
          <table:table-cell office:value-type="float" office:value="122.686" calcext:value-type="float">
            <text:p>122,686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119.12" calcext:value-type="float">
            <text:p>119,12</text:p>
          </table:table-cell>
          <table:table-cell office:value-type="float" office:value="1.97" calcext:value-type="float">
            <text:p>1,97</text:p>
          </table:table-cell>
          <table:table-cell/>
          <table:table-cell office:value-type="float" office:value="330.669" calcext:value-type="float">
            <text:p>330,669</text:p>
          </table:table-cell>
          <table:table-cell office:value-type="float" office:value="218.436996" calcext:value-type="float">
            <text:p>218,436996</text:p>
          </table:table-cell>
          <table:table-cell table:number-columns-repeated="7"/>
        </table:table-row>
        <table:table-row table:style-name="ro1">
          <table:table-cell office:value-type="float" office:value="116.809" calcext:value-type="float">
            <text:p>116,809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121.85" calcext:value-type="float">
            <text:p>121,85</text:p>
          </table:table-cell>
          <table:table-cell office:value-type="float" office:value="1.948" calcext:value-type="float">
            <text:p>1,948</text:p>
          </table:table-cell>
          <table:table-cell/>
          <table:table-cell office:value-type="float" office:value="328.24" calcext:value-type="float">
            <text:p>328,24</text:p>
          </table:table-cell>
          <table:table-cell office:value-type="float" office:value="219.326996" calcext:value-type="float">
            <text:p>219,326996</text:p>
          </table:table-cell>
          <table:table-cell table:number-columns-repeated="7"/>
        </table:table-row>
      </table:table>
      <table:table table:name="RESULT" table:style-name="ta1">
        <table:table-column table:style-name="co1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0.024238559" calcext:value-type="float">
            <text:p>0,024238559</text:p>
          </table:table-cell>
          <table:table-cell office:value-type="float" office:value="1.941292422" calcext:value-type="float">
            <text:p>1,941292422</text:p>
          </table:table-cell>
          <table:table-cell office:value-type="float" office:value="833.2309215" calcext:value-type="float">
            <text:p>833,2309215</text:p>
          </table:table-cell>
        </table:table-row>
        <table:table-row table:style-name="ro1">
          <table:table-cell table:number-columns-repeated="2"/>
          <table:table-cell office:value-type="float" office:value="0.004690406" calcext:value-type="float">
            <text:p>0,004690406</text:p>
          </table:table-cell>
          <table:table-cell office:value-type="float" office:value="0.055011744" calcext:value-type="float">
            <text:p>0,055011744</text:p>
          </table:table-cell>
          <table:table-cell office:value-type="float" office:value="44.79296913" calcext:value-type="float">
            <text:p>44,7929691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  <table:table-cell office:value-type="float" office:value="0.02365201" calcext:value-type="float">
            <text:p>0,02365201</text:p>
          </table:table-cell>
          <table:table-cell office:value-type="float" office:value="1.926356436" calcext:value-type="float">
            <text:p>1,926356436</text:p>
          </table:table-cell>
          <table:table-cell office:value-type="float" office:value="922.1683819" calcext:value-type="float">
            <text:p>922,1683819</text:p>
          </table:table-cell>
        </table:table-row>
        <table:table-row table:style-name="ro1">
          <table:table-cell table:number-columns-repeated="2"/>
          <table:table-cell office:value-type="float" office:value="0.001208375" calcext:value-type="float">
            <text:p>0,001208375</text:p>
          </table:table-cell>
          <table:table-cell office:value-type="float" office:value="0.047748739" calcext:value-type="float">
            <text:p>0,047748739</text:p>
          </table:table-cell>
          <table:table-cell office:value-type="float" office:value="24.46575885" calcext:value-type="float">
            <text:p>24,4657588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/>
          <table:table-cell office:value-type="float" office:value="0.024200468" calcext:value-type="float">
            <text:p>0,024200468</text:p>
          </table:table-cell>
          <table:table-cell office:value-type="float" office:value="1.96407749" calcext:value-type="float">
            <text:p>1,96407749</text:p>
          </table:table-cell>
          <table:table-cell office:value-type="float" office:value="958.5561843" calcext:value-type="float">
            <text:p>958,5561843</text:p>
          </table:table-cell>
        </table:table-row>
        <table:table-row table:style-name="ro1">
          <table:table-cell table:number-columns-repeated="2"/>
          <table:table-cell office:value-type="float" office:value="0.00179376" calcext:value-type="float">
            <text:p>0,00179376</text:p>
          </table:table-cell>
          <table:table-cell office:value-type="float" office:value="0.04784891" calcext:value-type="float">
            <text:p>0,04784891</text:p>
          </table:table-cell>
          <table:table-cell office:value-type="float" office:value="13.65343281" calcext:value-type="float">
            <text:p>13,6534328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/>
          <table:table-cell office:value-type="float" office:value="0.023026594" calcext:value-type="float">
            <text:p>0,023026594</text:p>
          </table:table-cell>
          <table:table-cell office:value-type="float" office:value="1.822968677" calcext:value-type="float">
            <text:p>1,822968677</text:p>
          </table:table-cell>
          <table:table-cell office:value-type="float" office:value="447.3665452" calcext:value-type="float">
            <text:p>447,3665452</text:p>
          </table:table-cell>
        </table:table-row>
        <table:table-row table:style-name="ro1">
          <table:table-cell table:number-columns-repeated="2"/>
          <table:table-cell office:value-type="float" office:value="0.00126857" calcext:value-type="float">
            <text:p>0,00126857</text:p>
          </table:table-cell>
          <table:table-cell office:value-type="float" office:value="0.039917621" calcext:value-type="float">
            <text:p>0,039917621</text:p>
          </table:table-cell>
          <table:table-cell office:value-type="float" office:value="6.31333437" calcext:value-type="float">
            <text:p>6,3133343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/>
          <table:table-cell office:value-type="float" office:value="0.024443451" calcext:value-type="float">
            <text:p>0,024443451</text:p>
          </table:table-cell>
          <table:table-cell office:value-type="float" office:value="1.97582159" calcext:value-type="float">
            <text:p>1,97582159</text:p>
          </table:table-cell>
          <table:table-cell office:value-type="float" office:value="244.2601813" calcext:value-type="float">
            <text:p>244,2601813</text:p>
          </table:table-cell>
        </table:table-row>
        <table:table-row table:style-name="ro1">
          <table:table-cell table:number-columns-repeated="2"/>
          <table:table-cell office:value-type="float" office:value="0.0014505" calcext:value-type="float">
            <text:p>0,0014505</text:p>
          </table:table-cell>
          <table:table-cell office:value-type="float" office:value="0.05404375" calcext:value-type="float">
            <text:p>0,05404375</text:p>
          </table:table-cell>
          <table:table-cell office:value-type="float" office:value="2.143854063" calcext:value-type="float">
            <text:p>2,143854063</text:p>
          </table:table-cell>
        </table:table-row>
      </table:table>
      <table:named-expressions/>
      <table:database-ranges>
        <table:database-range table:name="__Anonymous_Sheet_DB__0" table:target-range-address="'AWS-EC2'.G5:'AWS-EC2'.H204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1">00/00/0000</text:date>, <text:time style:data-style-name="N2" text:time-value="18:54:51.638764666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6:55:02.370663317</meta:creation-date>
    <dc:date>2019-04-01T18:56:16.208002238</dc:date>
    <meta:editing-duration>PT10H42M59S</meta:editing-duration>
    <meta:editing-cycles>38</meta:editing-cycles>
    <meta:generator>LibreOffice/5.1.6.2$Linux_X86_64 LibreOffice_project/10m0$Build-2</meta:generator>
    <meta:document-statistic meta:table-count="2" meta:cell-count="1274" meta:object-count="0"/>
  </office:meta>
</office:document-meta>
</file>